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d7434" officeooo:paragraph-rsid="00f00e61"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d7434" officeooo:paragraph-rsid="01064610"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d7434" officeooo:paragraph-rsid="01154779"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22bb06" officeooo:paragraph-rsid="00f59ce8"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22bb06" officeooo:paragraph-rsid="00fb2b0b"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22bb06" officeooo:paragraph-rsid="0100b281"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759e09" officeooo:paragraph-rsid="00f59ce8"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759e09" officeooo:paragraph-rsid="00fb2b0b"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759e09" officeooo:paragraph-rsid="0100b281"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65"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66"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67"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68"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69"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70"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71"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72" style:family="paragraph" style:parent-style-name="Standard">
      <style:text-properties fo:font-size="12pt" fo:font-style="italic" fo:font-weight="bold" officeooo:rsid="0088a28b" officeooo:paragraph-rsid="00f59ce8" style:font-size-asian="10.5pt" style:font-style-asian="italic" style:font-weight-asian="bold" style:font-size-complex="12pt" style:font-style-complex="italic" style:font-weight-complex="bold"/>
    </style:style>
    <style:style style:name="P73" style:family="paragraph" style:parent-style-name="Standard">
      <style:text-properties fo:font-size="12pt" fo:font-style="italic" fo:font-weight="bold" officeooo:rsid="0088a28b" officeooo:paragraph-rsid="00fb2b0b" style:font-size-asian="10.5pt" style:font-style-asian="italic" style:font-weight-asian="bold" style:font-size-complex="12pt" style:font-style-complex="italic" style:font-weight-complex="bold"/>
    </style:style>
    <style:style style:name="P74" style:family="paragraph" style:parent-style-name="Standard">
      <style:text-properties fo:font-size="12pt" fo:font-style="italic" fo:font-weight="bold" officeooo:rsid="0088a28b" officeooo:paragraph-rsid="0100b281" style:font-size-asian="10.5pt" style:font-style-asian="italic" style:font-weight-asian="bold" style:font-size-complex="12pt" style:font-style-complex="italic" style:font-weight-complex="bold"/>
    </style:style>
    <style:style style:name="P75"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76"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77"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78" style:family="paragraph" style:parent-style-name="Standard">
      <style:text-properties fo:font-size="12pt" fo:font-style="italic" fo:font-weight="bold" officeooo:rsid="00f00e61" officeooo:paragraph-rsid="00f00e61" style:font-size-asian="10.5pt" style:font-style-asian="italic" style:font-weight-asian="bold" style:font-size-complex="12pt" style:font-style-complex="italic" style:font-weight-complex="bold"/>
    </style:style>
    <style:style style:name="P79" style:family="paragraph" style:parent-style-name="Standard">
      <style:text-properties fo:font-size="12pt" fo:font-style="italic" fo:font-weight="bold" officeooo:rsid="01031b1e" officeooo:paragraph-rsid="01031b1e" style:font-size-asian="10.5pt" style:font-style-asian="italic" style:font-weight-asian="bold" style:font-size-complex="12pt" style:font-style-complex="italic" style:font-weight-complex="bold"/>
    </style:style>
    <style:style style:name="P80" style:family="paragraph" style:parent-style-name="Standard">
      <style:text-properties fo:font-size="12pt" fo:font-style="italic" fo:font-weight="bold" officeooo:rsid="010455d3" officeooo:paragraph-rsid="010455d3" style:font-size-asian="10.5pt" style:font-style-asian="italic" style:font-weight-asian="bold" style:font-size-complex="12pt" style:font-style-complex="italic" style:font-weight-complex="bold"/>
    </style:style>
    <style:style style:name="P81" style:family="paragraph" style:parent-style-name="Standard">
      <style:text-properties fo:font-size="12pt" fo:font-style="italic" fo:font-weight="bold" officeooo:rsid="01064610" officeooo:paragraph-rsid="01064610" style:font-size-asian="10.5pt" style:font-style-asian="italic" style:font-weight-asian="bold" style:font-size-complex="12pt" style:font-style-complex="italic" style:font-weight-complex="bold"/>
    </style:style>
    <style:style style:name="P82" style:family="paragraph" style:parent-style-name="Standard">
      <style:text-properties fo:font-size="12pt" fo:font-style="italic" fo:font-weight="bold" officeooo:rsid="01098161" officeooo:paragraph-rsid="01098161" style:font-size-asian="10.5pt" style:font-style-asian="italic" style:font-weight-asian="bold" style:font-size-complex="12pt" style:font-style-complex="italic" style:font-weight-complex="bold"/>
    </style:style>
    <style:style style:name="P83" style:family="paragraph" style:parent-style-name="Standard">
      <style:text-properties fo:font-size="12pt" fo:font-style="italic" fo:font-weight="bold" officeooo:rsid="01098161" officeooo:paragraph-rsid="0110440d" style:font-size-asian="10.5pt" style:font-style-asian="italic" style:font-weight-asian="bold" style:font-size-complex="12pt" style:font-style-complex="italic" style:font-weight-complex="bold"/>
    </style:style>
    <style:style style:name="P84" style:family="paragraph" style:parent-style-name="Standard">
      <style:text-properties fo:font-size="12pt" fo:font-style="italic" fo:font-weight="bold" officeooo:rsid="01098161" officeooo:paragraph-rsid="0119c461" style:font-size-asian="10.5pt" style:font-style-asian="italic" style:font-weight-asian="bold" style:font-size-complex="12pt" style:font-style-complex="italic" style:font-weight-complex="bold"/>
    </style:style>
    <style:style style:name="P85" style:family="paragraph" style:parent-style-name="Standard">
      <style:text-properties fo:font-size="12pt" fo:font-style="italic" fo:font-weight="bold" officeooo:rsid="0113870e" officeooo:paragraph-rsid="0113870e" style:font-size-asian="10.5pt" style:font-style-asian="italic" style:font-weight-asian="bold" style:font-size-complex="12pt" style:font-style-complex="italic" style:font-weight-complex="bold"/>
    </style:style>
    <style:style style:name="P86" style:family="paragraph" style:parent-style-name="Standard">
      <style:text-properties fo:font-size="12pt" fo:font-style="italic" fo:font-weight="bold" officeooo:rsid="01172c6f" officeooo:paragraph-rsid="01172c6f" style:font-size-asian="10.5pt" style:font-style-asian="italic" style:font-weight-asian="bold" style:font-size-complex="12pt" style:font-style-complex="italic" style:font-weight-complex="bold"/>
    </style:style>
    <style:style style:name="P87" style:family="paragraph" style:parent-style-name="Standard">
      <style:text-properties fo:font-size="12pt" fo:font-style="italic" fo:font-weight="bold" officeooo:rsid="011d5933" officeooo:paragraph-rsid="011d5933" style:font-size-asian="10.5pt" style:font-style-asian="italic" style:font-weight-asian="bold" style:font-size-complex="12pt" style:font-style-complex="italic" style:font-weight-complex="bold"/>
    </style:style>
    <style:style style:name="P88"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2"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13"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14"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15"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200"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201"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202"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203"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204"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205"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206"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207"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208"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209"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210"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211"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212"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213"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214"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215"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216"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217"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218"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219"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220"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221"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222"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223"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224"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225"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226"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227"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228"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229"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230"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231"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32"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33"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34"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23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236"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23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23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3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00e61" officeooo:paragraph-rsid="00f00e61" style:font-size-asian="10.5pt" style:font-weight-asian="normal" style:font-size-complex="12pt" style:font-weight-complex="normal"/>
    </style:style>
    <style:style style:name="P24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0ebbe2" officeooo:paragraph-rsid="010ebbe2" style:font-size-asian="10.5pt" style:font-weight-asian="normal" style:font-size-complex="12pt" style:font-weight-complex="normal"/>
    </style:style>
    <style:style style:name="P241"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18ae70" officeooo:paragraph-rsid="0118ae70" style:font-size-asian="10.5pt" style:font-weight-asian="normal" style:font-size-complex="12pt" style:font-weight-complex="normal"/>
    </style:style>
    <style:style style:name="P242"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243"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244"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245"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46"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47"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48"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49"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50"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51"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52"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53"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54" style:family="paragraph" style:parent-style-name="Standard">
      <style:text-properties fo:color="#000000" fo:font-size="12pt"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55" style:family="paragraph" style:parent-style-name="Standard">
      <style:text-properties fo:color="#000000" fo:font-size="12pt"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56" style:family="paragraph" style:parent-style-name="Standard">
      <style:text-properties fo:color="#000000" fo:font-size="12pt"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57" style:family="paragraph" style:parent-style-name="Standard">
      <style:text-properties fo:color="#000000" fo:font-size="12pt"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258" style:family="paragraph" style:parent-style-name="Standard">
      <style:text-properties fo:color="#000000" fo:font-size="12pt"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259" style:family="paragraph" style:parent-style-name="Standard">
      <style:text-properties fo:color="#000000" fo:font-size="12pt"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260"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261" style:family="paragraph" style:parent-style-name="Standard">
      <style:text-properties fo:color="#000000" fo:font-size="12pt" fo:font-style="italic" fo:font-weight="bold" officeooo:rsid="00f41cc1" officeooo:paragraph-rsid="00f41cc1" style:font-size-asian="10.5pt" style:font-style-asian="italic" style:font-weight-asian="bold" style:font-size-complex="12pt" style:font-style-complex="italic" style:font-weight-complex="bold"/>
    </style:style>
    <style:style style:name="P262" style:family="paragraph" style:parent-style-name="Standard">
      <style:text-properties fo:color="#000000" fo:font-size="12pt" fo:font-style="italic" fo:font-weight="bold" officeooo:rsid="00fa4b34" officeooo:paragraph-rsid="00fa4b34" style:font-size-asian="10.5pt" style:font-style-asian="italic" style:font-weight-asian="bold" style:font-size-complex="12pt" style:font-style-complex="italic" style:font-weight-complex="bold"/>
    </style:style>
    <style:style style:name="P263" style:family="paragraph" style:parent-style-name="Standard">
      <style:text-properties fo:color="#000000" fo:font-size="12pt" fo:font-style="italic" fo:font-weight="bold" officeooo:rsid="00fd0fdd" officeooo:paragraph-rsid="00fd0fdd" style:font-size-asian="10.5pt" style:font-style-asian="italic" style:font-weight-asian="bold" style:font-size-complex="12pt" style:font-style-complex="italic" style:font-weight-complex="bold"/>
    </style:style>
    <style:style style:name="P264" style:family="paragraph" style:parent-style-name="Standard">
      <style:text-properties fo:color="#000000" fo:font-size="12pt" fo:font-style="italic" fo:font-weight="bold" officeooo:rsid="0107dba2" officeooo:paragraph-rsid="0107dba2" style:font-size-asian="10.5pt" style:font-style-asian="italic" style:font-weight-asian="bold" style:font-size-complex="12pt" style:font-style-complex="italic" style:font-weight-complex="bold"/>
    </style:style>
    <style:style style:name="P265" style:family="paragraph" style:parent-style-name="Standard">
      <style:text-properties fo:color="#000000" fo:font-size="12pt" fo:font-style="italic" fo:font-weight="bold" officeooo:rsid="011008b9" officeooo:paragraph-rsid="011008b9" style:font-size-asian="10.5pt" style:font-style-asian="italic" style:font-weight-asian="bold" style:font-size-complex="12pt" style:font-style-complex="italic" style:font-weight-complex="bold"/>
    </style:style>
    <style:style style:name="P266" style:family="paragraph" style:parent-style-name="Standard">
      <style:text-properties fo:color="#000000" fo:font-size="12pt" fo:font-style="italic" fo:font-weight="bold" officeooo:rsid="0118ae70" officeooo:paragraph-rsid="0118ae70" style:font-size-asian="10.5pt" style:font-style-asian="italic" style:font-weight-asian="bold" style:font-size-complex="12pt" style:font-style-complex="italic" style:font-weight-complex="bold"/>
    </style:style>
    <style:style style:name="P267"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268"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69"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270"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271"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272" style:family="paragraph" style:parent-style-name="Table_20_Contents">
      <style:text-properties fo:font-size="14pt" officeooo:rsid="002ff1a1" officeooo:paragraph-rsid="002ff1a1" style:font-size-asian="14pt" style:font-size-complex="14pt"/>
    </style:style>
    <style:style style:name="P273" style:family="paragraph" style:parent-style-name="Table_20_Contents">
      <style:text-properties fo:font-size="14pt" officeooo:rsid="002ff1a1" officeooo:paragraph-rsid="003b49f7" style:font-size-asian="14pt" style:font-size-complex="14pt"/>
    </style:style>
    <style:style style:name="P274" style:family="paragraph" style:parent-style-name="Table_20_Contents">
      <style:text-properties fo:font-size="14pt" officeooo:rsid="003b49f7" officeooo:paragraph-rsid="003b49f7" style:font-size-asian="14pt" style:font-size-complex="14pt"/>
    </style:style>
    <style:style style:name="P275" style:family="paragraph" style:parent-style-name="Table_20_Contents">
      <style:text-properties fo:font-size="14pt" officeooo:rsid="003b49f7" officeooo:paragraph-rsid="00a30b48" style:font-size-asian="14pt" style:font-size-complex="14pt"/>
    </style:style>
    <style:style style:name="P276" style:family="paragraph" style:parent-style-name="Table_20_Contents">
      <style:text-properties fo:font-size="14pt" officeooo:rsid="003c92d6" officeooo:paragraph-rsid="003c92d6" style:font-size-asian="14pt" style:font-size-complex="14pt"/>
    </style:style>
    <style:style style:name="P277" style:family="paragraph" style:parent-style-name="Table_20_Contents">
      <style:text-properties fo:font-size="14pt" officeooo:rsid="003c92d6" officeooo:paragraph-rsid="00a4c030" style:font-size-asian="14pt" style:font-size-complex="14pt"/>
    </style:style>
    <style:style style:name="P278" style:family="paragraph" style:parent-style-name="Table_20_Contents">
      <style:text-properties fo:font-size="14pt" officeooo:rsid="003ed983" officeooo:paragraph-rsid="003ed983" style:font-size-asian="14pt" style:font-size-complex="14pt"/>
    </style:style>
    <style:style style:name="P279" style:family="paragraph" style:parent-style-name="Table_20_Contents">
      <style:text-properties fo:font-size="14pt" officeooo:rsid="003ed983" officeooo:paragraph-rsid="00a8842c" style:font-size-asian="14pt" style:font-size-complex="14pt"/>
    </style:style>
    <style:style style:name="P280" style:family="paragraph" style:parent-style-name="Table_20_Contents">
      <style:text-properties fo:font-size="14pt" officeooo:rsid="00a0564a" officeooo:paragraph-rsid="00a0564a" style:font-size-asian="14pt" style:font-size-complex="14pt"/>
    </style:style>
    <style:style style:name="P281" style:family="paragraph" style:parent-style-name="Table_20_Contents">
      <style:text-properties fo:font-size="14pt" officeooo:rsid="00a30b48" officeooo:paragraph-rsid="00a30b48" style:font-size-asian="14pt" style:font-size-complex="14pt"/>
    </style:style>
    <style:style style:name="P282" style:family="paragraph" style:parent-style-name="Table_20_Contents">
      <style:text-properties fo:font-size="14pt" officeooo:rsid="00a6b7fa" officeooo:paragraph-rsid="00a6b7fa" style:font-size-asian="14pt" style:font-size-complex="14pt"/>
    </style:style>
    <style:style style:name="P283" style:family="paragraph" style:parent-style-name="Table_20_Contents">
      <style:text-properties fo:font-size="14pt" officeooo:rsid="010455d3" officeooo:paragraph-rsid="010455d3" style:font-size-asian="14pt" style:font-size-complex="14pt"/>
    </style:style>
    <style:style style:name="P284" style:family="paragraph" style:parent-style-name="Table_20_Contents">
      <style:text-properties fo:font-size="12pt" officeooo:rsid="0037d340" officeooo:paragraph-rsid="0037d340" style:font-size-asian="12pt" style:font-size-complex="12pt"/>
    </style:style>
    <style:style style:name="P285" style:family="paragraph" style:parent-style-name="Table_20_Contents">
      <style:text-properties fo:font-size="12pt" officeooo:rsid="003b49f7" officeooo:paragraph-rsid="003b49f7" style:font-size-asian="12pt" style:font-size-complex="12pt"/>
    </style:style>
    <style:style style:name="P286" style:family="paragraph" style:parent-style-name="Table_20_Contents">
      <style:text-properties fo:font-size="12pt" officeooo:rsid="00a0564a" officeooo:paragraph-rsid="00a0564a" style:font-size-asian="12pt" style:font-size-complex="12pt"/>
    </style:style>
    <style:style style:name="P287" style:family="paragraph" style:parent-style-name="Table_20_Contents">
      <style:text-properties fo:font-size="12pt" officeooo:rsid="002ff1a1" officeooo:paragraph-rsid="003b49f7" style:font-size-asian="12pt" style:font-size-complex="12pt"/>
    </style:style>
    <style:style style:name="P288" style:family="paragraph" style:parent-style-name="Table_20_Contents">
      <style:text-properties fo:font-size="12pt" officeooo:rsid="00a4c030" officeooo:paragraph-rsid="00a4c030" style:font-size-asian="12pt" style:font-size-complex="12pt"/>
    </style:style>
    <style:style style:name="P289" style:family="paragraph" style:parent-style-name="Table_20_Contents">
      <style:text-properties fo:font-size="12pt" officeooo:rsid="00a6b7fa" officeooo:paragraph-rsid="00a6b7fa" style:font-size-asian="12pt" style:font-size-complex="12pt"/>
    </style:style>
    <style:style style:name="P290" style:family="paragraph" style:parent-style-name="Table_20_Contents">
      <style:text-properties fo:font-size="12pt" officeooo:rsid="01031b1e" officeooo:paragraph-rsid="01031b1e" style:font-size-asian="12pt" style:font-size-complex="12pt"/>
    </style:style>
    <style:style style:name="P291" style:family="paragraph" style:parent-style-name="Table_20_Contents">
      <style:text-properties fo:font-size="12pt" officeooo:rsid="01031b1e" officeooo:paragraph-rsid="01172c6f" style:font-size-asian="12pt" style:font-size-complex="12pt"/>
    </style:style>
    <style:style style:name="P292" style:family="paragraph" style:parent-style-name="Table_20_Contents">
      <style:text-properties fo:font-size="12pt" officeooo:rsid="01031b1e" officeooo:paragraph-rsid="011d5933" style:font-size-asian="12pt" style:font-size-complex="12pt"/>
    </style:style>
    <style:style style:name="P293" style:family="paragraph" style:parent-style-name="Table_20_Contents">
      <style:text-properties fo:font-size="12pt" officeooo:rsid="010455d3" officeooo:paragraph-rsid="010455d3" style:font-size-asian="12pt" style:font-size-complex="12pt"/>
    </style:style>
    <style:style style:name="P294" style:family="paragraph" style:parent-style-name="Table_20_Contents">
      <style:text-properties fo:font-size="12pt" officeooo:rsid="0040b118" officeooo:paragraph-rsid="0040b118" style:font-size-asian="10.5pt" style:font-size-complex="12pt"/>
    </style:style>
    <style:style style:name="P295" style:family="paragraph" style:parent-style-name="Table_20_Contents">
      <style:text-properties fo:font-size="12pt" officeooo:rsid="00413b6d" officeooo:paragraph-rsid="00413b6d" style:font-size-asian="10.5pt" style:font-size-complex="12pt"/>
    </style:style>
    <style:style style:name="P296" style:family="paragraph" style:parent-style-name="Table_20_Contents">
      <style:text-properties fo:font-size="12pt" officeooo:rsid="0068e290" officeooo:paragraph-rsid="0068e290" style:font-size-asian="10.5pt" style:font-size-complex="12pt"/>
    </style:style>
    <style:style style:name="P297" style:family="paragraph" style:parent-style-name="Table_20_Contents">
      <style:text-properties fo:font-size="12pt" officeooo:rsid="00759e09" officeooo:paragraph-rsid="00759e09" style:font-size-asian="10.5pt" style:font-size-complex="12pt"/>
    </style:style>
    <style:style style:name="P298" style:family="paragraph" style:parent-style-name="Table_20_Contents">
      <style:text-properties fo:font-size="12pt" officeooo:rsid="007f1c79" officeooo:paragraph-rsid="007f1c79" style:font-size-asian="10.5pt" style:font-size-complex="12pt"/>
    </style:style>
    <style:style style:name="P299" style:family="paragraph" style:parent-style-name="Table_20_Contents">
      <style:text-properties fo:font-size="12pt" officeooo:rsid="0095fa56" officeooo:paragraph-rsid="0095fa56" style:font-size-asian="10.5pt" style:font-size-complex="12pt"/>
    </style:style>
    <style:style style:name="P300" style:family="paragraph" style:parent-style-name="Table_20_Contents">
      <style:text-properties fo:font-size="12pt" officeooo:rsid="00a8842c" officeooo:paragraph-rsid="00a8842c" style:font-size-asian="10.5pt" style:font-size-complex="12pt"/>
    </style:style>
    <style:style style:name="P301" style:family="paragraph" style:parent-style-name="Table_20_Contents">
      <style:text-properties fo:font-size="12pt" officeooo:rsid="00dd973d" officeooo:paragraph-rsid="00dd973d" style:font-size-asian="10.5pt" style:font-size-complex="12pt"/>
    </style:style>
    <style:style style:name="P302" style:family="paragraph" style:parent-style-name="Table_20_Contents">
      <style:text-properties fo:font-size="12pt" officeooo:rsid="00e1953a" officeooo:paragraph-rsid="00e1953a" style:font-size-asian="10.5pt" style:font-size-complex="12pt"/>
    </style:style>
    <style:style style:name="P303" style:family="paragraph" style:parent-style-name="Table_20_Contents">
      <style:text-properties fo:font-size="12pt" officeooo:rsid="00e2b1c8" officeooo:paragraph-rsid="00e2b1c8" style:font-size-asian="10.5pt" style:font-size-complex="12pt"/>
    </style:style>
    <style:style style:name="P304" style:family="paragraph" style:parent-style-name="Table_20_Contents">
      <style:text-properties fo:font-size="12pt" officeooo:rsid="00e87d5f" officeooo:paragraph-rsid="00e87d5f" style:font-size-asian="10.5pt" style:font-size-complex="12pt"/>
    </style:style>
    <style:style style:name="P305" style:family="paragraph" style:parent-style-name="Table_20_Contents">
      <style:text-properties fo:font-size="12pt" officeooo:rsid="00f00e61" officeooo:paragraph-rsid="00f00e61" style:font-size-asian="10.5pt" style:font-size-complex="12pt"/>
    </style:style>
    <style:style style:name="P306" style:family="paragraph" style:parent-style-name="Table_20_Contents">
      <style:text-properties fo:font-size="12pt" officeooo:rsid="00f4525c" officeooo:paragraph-rsid="00f4525c" style:font-size-asian="10.5pt" style:font-size-complex="12pt"/>
    </style:style>
    <style:style style:name="P307" style:family="paragraph" style:parent-style-name="Table_20_Contents">
      <style:text-properties fo:font-size="12pt" officeooo:rsid="00fa4b34" officeooo:paragraph-rsid="00fa4b34" style:font-size-asian="10.5pt" style:font-size-complex="12pt"/>
    </style:style>
    <style:style style:name="P308" style:family="paragraph" style:parent-style-name="Table_20_Contents">
      <style:text-properties fo:font-size="12pt" officeooo:rsid="00fd29c2" officeooo:paragraph-rsid="00fd29c2" style:font-size-asian="10.5pt" style:font-size-complex="12pt"/>
    </style:style>
    <style:style style:name="P309" style:family="paragraph" style:parent-style-name="Table_20_Contents">
      <style:text-properties fo:font-size="12pt" officeooo:rsid="01064610" officeooo:paragraph-rsid="01064610" style:font-size-asian="10.5pt" style:font-size-complex="12pt"/>
    </style:style>
    <style:style style:name="P310" style:family="paragraph" style:parent-style-name="Table_20_Contents">
      <style:text-properties fo:font-size="12pt" officeooo:rsid="0107dba2" officeooo:paragraph-rsid="0107dba2" style:font-size-asian="10.5pt" style:font-size-complex="12pt"/>
    </style:style>
    <style:style style:name="P311" style:family="paragraph" style:parent-style-name="Table_20_Contents">
      <style:text-properties fo:font-size="12pt" officeooo:rsid="011008b9" officeooo:paragraph-rsid="011008b9" style:font-size-asian="10.5pt" style:font-size-complex="12pt"/>
    </style:style>
    <style:style style:name="P312" style:family="paragraph" style:parent-style-name="Table_20_Contents">
      <style:text-properties fo:font-size="12pt" officeooo:rsid="0113870e" officeooo:paragraph-rsid="0113870e" style:font-size-asian="10.5pt" style:font-size-complex="12pt"/>
    </style:style>
    <style:style style:name="P313" style:family="paragraph" style:parent-style-name="Table_20_Contents">
      <style:text-properties fo:font-size="12pt" officeooo:rsid="0118ae70" officeooo:paragraph-rsid="0118ae70" style:font-size-asian="10.5pt" style:font-size-complex="12pt"/>
    </style:style>
    <style:style style:name="P314" style:family="paragraph" style:parent-style-name="Table_20_Contents">
      <style:text-properties fo:font-size="16pt" officeooo:rsid="00338b1a" officeooo:paragraph-rsid="00338b1a" style:font-size-asian="16pt" style:font-size-complex="16pt"/>
    </style:style>
    <style:style style:name="P315" style:family="paragraph" style:parent-style-name="Standard">
      <style:text-properties officeooo:paragraph-rsid="010b78ca"/>
    </style:style>
    <style:style style:name="P316" style:family="paragraph" style:parent-style-name="Standard">
      <style:text-properties officeooo:paragraph-rsid="0122c1f0"/>
    </style:style>
    <style:style style:name="P317" style:family="paragraph" style:parent-style-name="Standard">
      <style:text-properties fo:font-style="normal" officeooo:rsid="0122c1f0" officeooo:paragraph-rsid="0122c1f0" style:font-style-asian="normal" style:font-style-complex="normal"/>
    </style:style>
    <style:style style:name="P318" style:family="paragraph" style:parent-style-name="Standard">
      <style:text-properties fo:font-style="normal" fo:font-weight="normal" officeooo:rsid="0122c1f0" officeooo:paragraph-rsid="0122c1f0" style:font-style-asian="normal" style:font-weight-asian="normal" style:font-style-complex="normal" style:font-weight-complex="normal"/>
    </style:style>
    <style:style style:name="P319" style:family="paragraph" style:parent-style-name="Standard">
      <style:text-properties fo:font-style="normal" fo:font-weight="normal" officeooo:rsid="0122c1f0" officeooo:paragraph-rsid="012f6b67" style:font-style-asian="normal" style:font-weight-asian="normal" style:font-style-complex="normal" style:font-weight-complex="normal"/>
    </style:style>
    <style:style style:name="P320" style:family="paragraph" style:parent-style-name="Standard">
      <style:text-properties officeooo:paragraph-rsid="0125e540"/>
    </style:style>
    <style:style style:name="P321" style:family="paragraph" style:parent-style-name="Standard">
      <style:paragraph-properties>
        <style:tab-stops>
          <style:tab-stop style:position="7.99cm"/>
        </style:tab-stops>
      </style:paragraph-properties>
      <style:text-properties fo:font-size="12pt" fo:font-weight="bold" officeooo:rsid="00d9c601" officeooo:paragraph-rsid="0137a93d" style:font-size-asian="10.5pt" style:font-weight-asian="bold" style:font-size-complex="12pt" style:font-weight-complex="bold"/>
    </style:style>
    <style:style style:name="P322" style:family="paragraph" style:parent-style-name="Standard">
      <style:paragraph-properties>
        <style:tab-stops>
          <style:tab-stop style:position="1.032cm"/>
          <style:tab-stop style:position="7.99cm"/>
        </style:tab-stops>
      </style:paragraph-properties>
      <style:text-properties fo:font-size="12pt" fo:font-weight="bold" officeooo:rsid="00d9c601" officeooo:paragraph-rsid="0137a93d" style:font-size-asian="10.5pt" style:font-weight-asian="bold" style:font-size-complex="12pt" style:font-weight-complex="bold"/>
    </style:style>
    <style:style style:name="P323" style:family="paragraph" style:parent-style-name="Standard">
      <style:paragraph-properties>
        <style:tab-stops>
          <style:tab-stop style:position="1.032cm"/>
          <style:tab-stop style:position="7.99cm"/>
        </style:tab-stops>
      </style:paragraph-properties>
      <style:text-properties fo:font-size="12pt" fo:font-weight="bold" officeooo:rsid="00d9c601" officeooo:paragraph-rsid="013d9099" style:font-size-asian="10.5pt" style:font-weight-asian="bold" style:font-size-complex="12pt" style:font-weight-complex="bold"/>
    </style:style>
    <style:style style:name="P324"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325"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326" style:family="paragraph" style:parent-style-name="Standard">
      <style:text-properties fo:font-size="16pt" fo:font-weight="bold" officeooo:rsid="013e69c1" officeooo:paragraph-rsid="013e69c1" style:font-size-asian="16pt" style:font-weight-asian="bold" style:font-size-complex="16pt" style:font-weight-complex="bold"/>
    </style:style>
    <style:style style:name="P327" style:family="paragraph" style:parent-style-name="Standard">
      <style:text-properties fo:font-size="16pt" fo:font-weight="normal" officeooo:rsid="013e69c1" officeooo:paragraph-rsid="013e69c1" style:font-size-asian="16pt" style:font-weight-asian="normal" style:font-size-complex="16pt" style:font-weight-complex="normal"/>
    </style:style>
    <style:style style:name="P328" style:family="paragraph" style:parent-style-name="Standard">
      <style:text-properties fo:font-size="16pt" fo:font-style="normal" fo:font-weight="normal" officeooo:rsid="013fc628" officeooo:paragraph-rsid="013fc628" style:font-size-asian="16pt" style:font-style-asian="normal" style:font-weight-asian="normal" style:font-size-complex="16pt" style:font-style-complex="normal" style:font-weight-complex="normal"/>
    </style:style>
    <style:style style:name="P329" style:family="paragraph" style:parent-style-name="Standard">
      <style:paragraph-properties fo:break-before="page"/>
      <style:text-properties fo:font-size="16pt" fo:font-weight="bold" officeooo:rsid="013e69c1" officeooo:paragraph-rsid="013e69c1" style:font-size-asian="16pt" style:font-weight-asian="bold" style:font-size-complex="16pt" style:font-weight-complex="bold"/>
    </style:style>
    <style:style style:name="P330" style:family="paragraph" style:parent-style-name="Table_20_Contents">
      <style:text-properties fo:font-size="14pt" officeooo:rsid="013fc628" officeooo:paragraph-rsid="013fc628" style:font-size-asian="14pt" style:font-size-complex="14pt"/>
    </style:style>
    <style:style style:name="P331" style:family="paragraph" style:parent-style-name="Table_20_Contents">
      <style:text-properties fo:font-size="14pt" officeooo:rsid="01412d1c" officeooo:paragraph-rsid="01412d1c" style:font-size-asian="14pt" style:font-size-complex="14pt"/>
    </style:style>
    <style:style style:name="P332" style:family="paragraph" style:parent-style-name="Table_20_Contents">
      <style:text-properties fo:font-size="12pt" style:font-size-asian="12pt" style:font-size-complex="12pt"/>
    </style:style>
    <style:style style:name="P333" style:family="paragraph" style:parent-style-name="Table_20_Contents">
      <style:text-properties fo:font-size="12pt" officeooo:rsid="01459bd3" officeooo:paragraph-rsid="01459bd3" style:font-size-asian="12pt" style:font-size-complex="12pt"/>
    </style:style>
    <style:style style:name="P334" style:family="paragraph" style:parent-style-name="Table_20_Contents">
      <style:text-properties fo:font-size="12pt" officeooo:rsid="01479e6a" officeooo:paragraph-rsid="01479e6a" style:font-size-asian="12pt" style:font-size-complex="12pt"/>
    </style:style>
    <style:style style:name="P335" style:family="paragraph" style:parent-style-name="Table_20_Contents">
      <style:text-properties fo:font-size="12pt" fo:font-style="italic" fo:font-weight="bold" officeooo:rsid="0142adec" officeooo:paragraph-rsid="0142adec" style:font-size-asian="12pt" style:font-style-asian="italic" style:font-weight-asian="bold" style:font-size-complex="12pt" style:font-style-complex="italic" style:font-weight-complex="bold"/>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11fc1d9" style:font-style-asian="normal" style:font-style-complex="normal"/>
    </style:style>
    <style:style style:name="T28" style:family="text">
      <style:text-properties fo:font-style="normal" officeooo:rsid="01217f6d" style:font-style-asian="normal" style:font-style-complex="normal"/>
    </style:style>
    <style:style style:name="T29" style:family="text">
      <style:text-properties fo:font-style="normal" fo:font-weight="normal" officeooo:rsid="0026798b" style:font-style-asian="normal" style:font-weight-asian="normal" style:font-style-complex="normal" style:font-weight-complex="normal"/>
    </style:style>
    <style:style style:name="T30" style:family="text">
      <style:text-properties fo:font-style="normal" fo:font-weight="normal" officeooo:rsid="0027b3d1" style:font-style-asian="normal" style:font-weight-asian="normal" style:font-style-complex="normal" style:font-weight-complex="normal"/>
    </style:style>
    <style:style style:name="T31" style:family="text">
      <style:text-properties fo:font-style="normal" fo:font-weight="normal" officeooo:rsid="0028416c" style:font-style-asian="normal" style:font-weight-asian="normal" style:font-style-complex="normal" style:font-weight-complex="normal"/>
    </style:style>
    <style:style style:name="T32" style:family="text">
      <style:text-properties fo:font-style="normal" fo:font-weight="normal" officeooo:rsid="00297a24" style:font-style-asian="normal" style:font-weight-asian="normal" style:font-style-complex="normal" style:font-weight-complex="normal"/>
    </style:style>
    <style:style style:name="T33" style:family="text">
      <style:text-properties fo:font-style="normal" fo:font-weight="normal" officeooo:rsid="002a4032" style:font-style-asian="normal" style:font-weight-asian="normal" style:font-style-complex="normal" style:font-weight-complex="normal"/>
    </style:style>
    <style:style style:name="T34" style:family="text">
      <style:text-properties fo:font-style="normal" fo:font-weight="normal" officeooo:rsid="002aeb47" style:font-style-asian="normal" style:font-weight-asian="normal" style:font-style-complex="normal" style:font-weight-complex="normal"/>
    </style:style>
    <style:style style:name="T35" style:family="text">
      <style:text-properties fo:font-style="normal" fo:font-weight="normal" officeooo:rsid="002b1123" style:font-style-asian="normal" style:font-weight-asian="normal" style:font-style-complex="normal" style:font-weight-complex="normal"/>
    </style:style>
    <style:style style:name="T36" style:family="text">
      <style:text-properties fo:font-style="normal" fo:font-weight="normal" officeooo:rsid="002c8c4a" style:font-style-asian="normal" style:font-weight-asian="normal" style:font-style-complex="normal" style:font-weight-complex="normal"/>
    </style:style>
    <style:style style:name="T37" style:family="text">
      <style:text-properties fo:font-style="normal" fo:font-weight="normal" officeooo:rsid="002cad0b"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c5f2e5" style:font-style-asian="normal" style:font-weight-asian="bold" style:font-style-complex="normal" style:font-weight-complex="bold"/>
    </style:style>
    <style:style style:name="T40" style:family="text">
      <style:text-properties fo:font-style="normal" fo:font-weight="bold" officeooo:rsid="00d22d51" style:font-style-asian="normal" style:font-weight-asian="bold" style:font-style-complex="normal" style:font-weight-complex="bold"/>
    </style:style>
    <style:style style:name="T41" style:family="text">
      <style:text-properties fo:font-style="italic" style:font-style-asian="italic" style:font-style-complex="italic"/>
    </style:style>
    <style:style style:name="T42" style:family="text">
      <style:text-properties fo:font-style="italic" officeooo:rsid="005a228c" style:font-style-asian="italic" style:font-style-complex="italic"/>
    </style:style>
    <style:style style:name="T43" style:family="text">
      <style:text-properties fo:font-style="italic" officeooo:rsid="00a30b48" style:font-style-asian="italic" style:font-style-complex="italic"/>
    </style:style>
    <style:style style:name="T44" style:family="text">
      <style:text-properties fo:font-style="italic" officeooo:rsid="00c25829" style:font-style-asian="italic" style:font-style-complex="italic"/>
    </style:style>
    <style:style style:name="T45" style:family="text">
      <style:text-properties fo:font-style="italic" officeooo:rsid="00c8a1b0" style:font-style-asian="italic" style:font-style-complex="italic"/>
    </style:style>
    <style:style style:name="T46" style:family="text">
      <style:text-properties fo:font-style="italic" officeooo:rsid="00d22d51" style:font-style-asian="italic" style:font-style-complex="italic"/>
    </style:style>
    <style:style style:name="T47" style:family="text">
      <style:text-properties fo:font-style="italic" officeooo:rsid="00d5bde4"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c5f2e5" style:font-style-asian="italic" style:font-weight-asian="bold" style:font-style-complex="italic" style:font-weight-complex="bold"/>
    </style:style>
    <style:style style:name="T50" style:family="text">
      <style:text-properties officeooo:rsid="0031d4bb"/>
    </style:style>
    <style:style style:name="T51" style:family="text">
      <style:text-properties officeooo:rsid="00351312"/>
    </style:style>
    <style:style style:name="T52" style:family="text">
      <style:text-properties officeooo:rsid="003b49f7"/>
    </style:style>
    <style:style style:name="T53" style:family="text">
      <style:text-properties officeooo:rsid="003ee3ce"/>
    </style:style>
    <style:style style:name="T54" style:family="text">
      <style:text-properties officeooo:rsid="00408a2c"/>
    </style:style>
    <style:style style:name="T55" style:family="text">
      <style:text-properties officeooo:rsid="0040b118"/>
    </style:style>
    <style:style style:name="T56" style:family="text">
      <style:text-properties officeooo:rsid="00413b6d"/>
    </style:style>
    <style:style style:name="T57" style:family="text">
      <style:text-properties officeooo:rsid="004ec76b"/>
    </style:style>
    <style:style style:name="T58" style:family="text">
      <style:text-properties officeooo:rsid="004ef5f0"/>
    </style:style>
    <style:style style:name="T59" style:family="text">
      <style:text-properties officeooo:rsid="00554ae8"/>
    </style:style>
    <style:style style:name="T60" style:family="text">
      <style:text-properties officeooo:rsid="0055b5c3"/>
    </style:style>
    <style:style style:name="T61" style:family="text">
      <style:text-properties officeooo:rsid="005a228c"/>
    </style:style>
    <style:style style:name="T62" style:family="text">
      <style:text-properties officeooo:rsid="005acca9"/>
    </style:style>
    <style:style style:name="T63" style:family="text">
      <style:text-properties officeooo:rsid="006e8ba1"/>
    </style:style>
    <style:style style:name="T64" style:family="text">
      <style:text-properties officeooo:rsid="0068e290"/>
    </style:style>
    <style:style style:name="T65" style:family="text">
      <style:text-properties officeooo:rsid="001d7434"/>
    </style:style>
    <style:style style:name="T66" style:family="text">
      <style:text-properties officeooo:rsid="0074c244"/>
    </style:style>
    <style:style style:name="T67" style:family="text">
      <style:text-properties officeooo:rsid="00759e09"/>
    </style:style>
    <style:style style:name="T68" style:family="text">
      <style:text-properties officeooo:rsid="00774ce2"/>
    </style:style>
    <style:style style:name="T69" style:family="text">
      <style:text-properties officeooo:rsid="00791d2d"/>
    </style:style>
    <style:style style:name="T70" style:family="text">
      <style:text-properties officeooo:rsid="007aff5e"/>
    </style:style>
    <style:style style:name="T71" style:family="text">
      <style:text-properties officeooo:rsid="007c3bc1"/>
    </style:style>
    <style:style style:name="T72" style:family="text">
      <style:text-properties officeooo:rsid="007f1c79"/>
    </style:style>
    <style:style style:name="T73" style:family="text">
      <style:text-properties officeooo:rsid="007f2db8"/>
    </style:style>
    <style:style style:name="T74" style:family="text">
      <style:text-properties officeooo:rsid="008163f4"/>
    </style:style>
    <style:style style:name="T75" style:family="text">
      <style:text-properties officeooo:rsid="00831518"/>
    </style:style>
    <style:style style:name="T76" style:family="text">
      <style:text-properties officeooo:rsid="0084aa9a"/>
    </style:style>
    <style:style style:name="T77" style:family="text">
      <style:text-properties officeooo:rsid="00866d63"/>
    </style:style>
    <style:style style:name="T78" style:family="text">
      <style:text-properties officeooo:rsid="0088a28b"/>
    </style:style>
    <style:style style:name="T79" style:family="text">
      <style:text-properties officeooo:rsid="008bd792"/>
    </style:style>
    <style:style style:name="T80" style:family="text">
      <style:text-properties officeooo:rsid="008d7b99"/>
    </style:style>
    <style:style style:name="T81" style:family="text">
      <style:text-properties officeooo:rsid="008f350c"/>
    </style:style>
    <style:style style:name="T82" style:family="text">
      <style:text-properties officeooo:rsid="00997a78"/>
    </style:style>
    <style:style style:name="T83" style:family="text">
      <style:text-properties officeooo:rsid="00998be8"/>
    </style:style>
    <style:style style:name="T84" style:family="text">
      <style:text-properties officeooo:rsid="0099b2e7"/>
    </style:style>
    <style:style style:name="T85" style:family="text">
      <style:text-properties officeooo:rsid="009d183c"/>
    </style:style>
    <style:style style:name="T86" style:family="text">
      <style:text-properties officeooo:rsid="00a30b48"/>
    </style:style>
    <style:style style:name="T87" style:family="text">
      <style:text-properties officeooo:rsid="00a6b7fa"/>
    </style:style>
    <style:style style:name="T88" style:family="text">
      <style:text-properties officeooo:rsid="00a8842c"/>
    </style:style>
    <style:style style:name="T89" style:family="text">
      <style:text-properties officeooo:rsid="00a9fce2"/>
    </style:style>
    <style:style style:name="T90" style:family="text">
      <style:text-properties officeooo:rsid="00aa7554"/>
    </style:style>
    <style:style style:name="T91" style:family="text">
      <style:text-properties officeooo:rsid="00aaca52"/>
    </style:style>
    <style:style style:name="T92" style:family="text">
      <style:text-properties officeooo:rsid="00ae7007"/>
    </style:style>
    <style:style style:name="T93" style:family="text">
      <style:text-properties officeooo:rsid="00b1c56e"/>
    </style:style>
    <style:style style:name="T94" style:family="text">
      <style:text-properties officeooo:rsid="00c97df1"/>
    </style:style>
    <style:style style:name="T95" style:family="text">
      <style:text-properties fo:font-size="14pt" fo:font-weight="bold" officeooo:rsid="00cb59a3" style:font-size-asian="12.25pt" style:font-weight-asian="bold" style:font-size-complex="14pt" style:font-weight-complex="bold"/>
    </style:style>
    <style:style style:name="T96"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7"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8"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99"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00" style:family="text">
      <style:text-properties officeooo:rsid="00cecfc9"/>
    </style:style>
    <style:style style:name="T101" style:family="text">
      <style:text-properties officeooo:rsid="00d0663f"/>
    </style:style>
    <style:style style:name="T102" style:family="text">
      <style:text-properties fo:font-size="16pt" fo:font-style="normal" officeooo:rsid="00157d66" style:font-size-asian="16pt" style:font-style-asian="normal" style:font-size-complex="16pt" style:font-style-complex="normal"/>
    </style:style>
    <style:style style:name="T103" style:family="text">
      <style:text-properties fo:font-size="16pt" fo:font-style="normal" officeooo:rsid="0018e106" style:font-size-asian="16pt" style:font-style-asian="normal" style:font-size-complex="16pt" style:font-style-complex="normal"/>
    </style:style>
    <style:style style:name="T104" style:family="text">
      <style:text-properties fo:font-size="16pt" fo:font-style="normal" officeooo:rsid="004ef5f0" style:font-size-asian="16pt" style:font-style-asian="normal" style:font-size-complex="16pt" style:font-style-complex="normal"/>
    </style:style>
    <style:style style:name="T105" style:family="text">
      <style:text-properties style:text-underline-style="none"/>
    </style:style>
    <style:style style:name="T106" style:family="text">
      <style:text-properties style:text-underline-style="none" officeooo:rsid="0137a93d"/>
    </style:style>
    <style:style style:name="T107" style:family="text">
      <style:text-properties style:text-underline-style="none" officeooo:rsid="013d9099"/>
    </style:style>
    <style:style style:name="T108" style:family="text">
      <style:text-properties officeooo:rsid="00db4a13"/>
    </style:style>
    <style:style style:name="T109" style:family="text">
      <style:text-properties officeooo:rsid="00db8f4f"/>
    </style:style>
    <style:style style:name="T110" style:family="text">
      <style:text-properties officeooo:rsid="00de118a"/>
    </style:style>
    <style:style style:name="T111" style:family="text">
      <style:text-properties officeooo:rsid="00df2507"/>
    </style:style>
    <style:style style:name="T112" style:family="text">
      <style:text-properties officeooo:rsid="00e2b1c8"/>
    </style:style>
    <style:style style:name="T113" style:family="text">
      <style:text-properties officeooo:rsid="00e3c6f5"/>
    </style:style>
    <style:style style:name="T114" style:family="text">
      <style:text-properties officeooo:rsid="00e622a0"/>
    </style:style>
    <style:style style:name="T115" style:family="text">
      <style:text-properties officeooo:rsid="00e6c533"/>
    </style:style>
    <style:style style:name="T116" style:family="text">
      <style:text-properties officeooo:rsid="00e85ca9"/>
    </style:style>
    <style:style style:name="T117" style:family="text">
      <style:text-properties officeooo:rsid="00e9ff12"/>
    </style:style>
    <style:style style:name="T118" style:family="text">
      <style:text-properties officeooo:rsid="00ebb797"/>
    </style:style>
    <style:style style:name="T119" style:family="text">
      <style:text-properties officeooo:rsid="00f00e61"/>
    </style:style>
    <style:style style:name="T120" style:family="text">
      <style:text-properties officeooo:rsid="00883088"/>
    </style:style>
    <style:style style:name="T121" style:family="text">
      <style:text-properties officeooo:rsid="00f59ce8"/>
    </style:style>
    <style:style style:name="T122" style:family="text">
      <style:text-properties officeooo:rsid="00f5d1ac"/>
    </style:style>
    <style:style style:name="T123" style:family="text">
      <style:text-properties officeooo:rsid="00f87c88"/>
    </style:style>
    <style:style style:name="T124" style:family="text">
      <style:text-properties officeooo:rsid="00fb2b0b"/>
    </style:style>
    <style:style style:name="T125" style:family="text">
      <style:text-properties officeooo:rsid="00fcb0f4"/>
    </style:style>
    <style:style style:name="T126" style:family="text">
      <style:text-properties officeooo:rsid="0100b281"/>
    </style:style>
    <style:style style:name="T127" style:family="text">
      <style:text-properties officeooo:rsid="01029963"/>
    </style:style>
    <style:style style:name="T128" style:family="text">
      <style:text-properties officeooo:rsid="01064610"/>
    </style:style>
    <style:style style:name="T129" style:family="text">
      <style:text-properties officeooo:rsid="0109874e"/>
    </style:style>
    <style:style style:name="T130" style:family="text">
      <style:text-properties officeooo:rsid="010a84b9"/>
    </style:style>
    <style:style style:name="T131"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35"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36" style:family="text">
      <style:text-properties fo:font-size="12pt" fo:font-style="normal" style:font-size-asian="10.5pt" style:font-style-asian="normal" style:font-size-complex="12pt" style:font-style-complex="normal"/>
    </style:style>
    <style:style style:name="T137" style:family="text">
      <style:text-properties fo:font-size="12pt" fo:font-style="normal" officeooo:rsid="013f5423" style:font-size-asian="10.5pt" style:font-style-asian="normal" style:font-size-complex="12pt" style:font-style-complex="normal"/>
    </style:style>
    <style:style style:name="T138" style:family="text">
      <style:text-properties fo:font-size="12pt" fo:font-style="normal" officeooo:rsid="013fc628" style:font-size-asian="10.5pt" style:font-style-asian="normal" style:font-size-complex="12pt" style:font-style-complex="normal"/>
    </style:style>
    <style:style style:name="T139" style:family="text">
      <style:text-properties fo:font-size="12pt" fo:font-style="normal" officeooo:rsid="0142adec" style:font-size-asian="10.5pt" style:font-style-asian="normal" style:font-size-complex="12pt" style:font-style-complex="normal"/>
    </style:style>
    <style:style style:name="T140" style:family="text">
      <style:text-properties fo:font-size="12pt" fo:font-style="normal" officeooo:rsid="0144d436" style:font-size-asian="10.5pt" style:font-style-asian="normal" style:font-size-complex="12pt" style:font-style-complex="normal"/>
    </style:style>
    <style:style style:name="T141"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42"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43" style:family="text">
      <style:text-properties fo:font-size="12pt" fo:font-style="italic" style:font-size-asian="10.5pt" style:font-style-asian="italic" style:font-size-complex="12pt" style:font-style-complex="italic"/>
    </style:style>
    <style:style style:name="T144" style:family="text">
      <style:text-properties fo:font-size="12pt" fo:font-style="italic" officeooo:rsid="0129efd1" style:font-size-asian="10.5pt" style:font-style-asian="italic" style:font-size-complex="12pt" style:font-style-complex="italic"/>
    </style:style>
    <style:style style:name="T145" style:family="text">
      <style:text-properties fo:font-size="12pt" fo:font-style="italic" officeooo:rsid="012dc176" style:font-size-asian="10.5pt" style:font-style-asian="italic" style:font-size-complex="12pt" style:font-style-complex="italic"/>
    </style:style>
    <style:style style:name="T146" style:family="text">
      <style:text-properties fo:font-size="12pt" fo:font-style="italic" officeooo:rsid="012f6b67" style:font-size-asian="10.5pt" style:font-style-asian="italic" style:font-size-complex="12pt" style:font-style-complex="italic"/>
    </style:style>
    <style:style style:name="T147" style:family="text">
      <style:text-properties fo:font-size="12pt" fo:font-style="italic" officeooo:rsid="0132a3f7" style:font-size-asian="10.5pt" style:font-style-asian="italic" style:font-size-complex="12pt" style:font-style-complex="italic"/>
    </style:style>
    <style:style style:name="T148" style:family="text">
      <style:text-properties fo:font-size="12pt" fo:font-style="italic" officeooo:rsid="0135556e" style:font-size-asian="10.5pt" style:font-style-asian="italic" style:font-size-complex="12pt" style:font-style-complex="italic"/>
    </style:style>
    <style:style style:name="T149" style:family="text">
      <style:text-properties fo:font-size="12pt" fo:font-style="italic" officeooo:rsid="0136bac0" style:font-size-asian="10.5pt" style:font-style-asian="italic" style:font-size-complex="12pt" style:font-style-complex="italic"/>
    </style:style>
    <style:style style:name="T150" style:family="text">
      <style:text-properties fo:font-size="12pt" fo:font-style="italic" officeooo:rsid="013fc628" style:font-size-asian="10.5pt" style:font-style-asian="italic" style:font-size-complex="12pt" style:font-style-complex="italic"/>
    </style:style>
    <style:style style:name="T151" style:family="text">
      <style:text-properties fo:font-size="12pt" fo:font-style="italic" officeooo:rsid="0142adec" style:font-size-asian="10.5pt" style:font-style-asian="italic" style:font-size-complex="12pt" style:font-style-complex="italic"/>
    </style:style>
    <style:style style:name="T152" style:family="text">
      <style:text-properties fo:font-size="12pt" fo:font-style="italic" officeooo:rsid="01449e03" style:font-size-asian="10.5pt" style:font-style-asian="italic" style:font-size-complex="12pt" style:font-style-complex="italic"/>
    </style:style>
    <style:style style:name="T153" style:family="text">
      <style:text-properties fo:font-size="12pt" fo:font-weight="normal" style:font-size-asian="10.5pt" style:font-weight-asian="normal" style:font-size-complex="12pt" style:font-weight-complex="normal"/>
    </style:style>
    <style:style style:name="T154" style:family="text">
      <style:text-properties fo:font-size="12pt" fo:font-weight="normal" officeooo:rsid="01240806" style:font-size-asian="10.5pt" style:font-weight-asian="normal" style:font-size-complex="12pt" style:font-weight-complex="normal"/>
    </style:style>
    <style:style style:name="T155" style:family="text">
      <style:text-properties fo:font-size="12pt" fo:font-weight="normal" officeooo:rsid="01280b3b" style:font-size-asian="10.5pt" style:font-weight-asian="normal" style:font-size-complex="12pt" style:font-weight-complex="normal"/>
    </style:style>
    <style:style style:name="T156" style:family="text">
      <style:text-properties fo:font-size="12pt" fo:font-weight="normal" officeooo:rsid="0129efd1" style:font-size-asian="10.5pt" style:font-weight-asian="normal" style:font-size-complex="12pt" style:font-weight-complex="normal"/>
    </style:style>
    <style:style style:name="T157" style:family="text">
      <style:text-properties fo:font-size="12pt" fo:font-weight="normal" officeooo:rsid="012af194" style:font-size-asian="10.5pt" style:font-weight-asian="normal" style:font-size-complex="12pt" style:font-weight-complex="normal"/>
    </style:style>
    <style:style style:name="T158" style:family="text">
      <style:text-properties fo:font-size="12pt" fo:font-weight="normal" officeooo:rsid="013c3d91" style:font-size-asian="10.5pt" style:font-weight-asian="normal" style:font-size-complex="12pt" style:font-weight-complex="normal"/>
    </style:style>
    <style:style style:name="T159" style:family="text">
      <style:text-properties fo:font-size="12pt" fo:font-weight="bold" officeooo:rsid="0129efd1" style:font-size-asian="10.5pt" style:font-weight-asian="bold" style:font-size-complex="12pt" style:font-weight-complex="bold"/>
    </style:style>
    <style:style style:name="T160" style:family="text">
      <style:text-properties fo:font-size="12pt" style:font-size-asian="10.5pt" style:font-size-complex="12pt"/>
    </style:style>
    <style:style style:name="T161" style:family="text">
      <style:text-properties fo:font-size="12pt" officeooo:rsid="0129efd1" style:font-size-asian="10.5pt" style:font-size-complex="12pt"/>
    </style:style>
    <style:style style:name="T162" style:family="text">
      <style:text-properties fo:font-size="12pt" officeooo:rsid="012dc176" style:font-size-asian="10.5pt" style:font-size-complex="12pt"/>
    </style:style>
    <style:style style:name="T163" style:family="text">
      <style:text-properties fo:font-size="12pt" officeooo:rsid="012f6b67" style:font-size-asian="10.5pt" style:font-size-complex="12pt"/>
    </style:style>
    <style:style style:name="T164" style:family="text">
      <style:text-properties fo:font-size="12pt" officeooo:rsid="01312246" style:font-size-asian="10.5pt" style:font-size-complex="12pt"/>
    </style:style>
    <style:style style:name="T165" style:family="text">
      <style:text-properties fo:font-size="12pt" officeooo:rsid="0132a3f7" style:font-size-asian="10.5pt" style:font-size-complex="12pt"/>
    </style:style>
    <style:style style:name="T166" style:family="text">
      <style:text-properties fo:font-size="12pt" officeooo:rsid="013371f9" style:font-size-asian="10.5pt" style:font-size-complex="12pt"/>
    </style:style>
    <style:style style:name="T167" style:family="text">
      <style:text-properties fo:font-size="12pt" officeooo:rsid="01337685" style:font-size-asian="10.5pt" style:font-size-complex="12pt"/>
    </style:style>
    <style:style style:name="T168" style:family="text">
      <style:text-properties fo:font-size="12pt" officeooo:rsid="0135556e" style:font-size-asian="10.5pt" style:font-size-complex="12pt"/>
    </style:style>
    <style:style style:name="T169" style:family="text">
      <style:text-properties fo:font-size="12pt" officeooo:rsid="0136bac0" style:font-size-asian="10.5pt" style:font-size-complex="12pt"/>
    </style:style>
    <style:style style:name="T170" style:family="text">
      <style:text-properties fo:font-size="12pt" officeooo:rsid="013859ef" style:font-size-asian="10.5pt" style:font-size-complex="12pt"/>
    </style:style>
    <style:style style:name="T171" style:family="text">
      <style:text-properties fo:font-size="12pt" officeooo:rsid="013894de" style:font-size-asian="10.5pt" style:font-size-complex="12pt"/>
    </style:style>
    <style:style style:name="T172" style:family="text">
      <style:text-properties fo:font-size="12pt" officeooo:rsid="013a5856" style:font-size-asian="10.5pt" style:font-size-complex="12pt"/>
    </style:style>
    <style:style style:name="T173" style:family="text">
      <style:text-properties fo:font-size="12pt" officeooo:rsid="013b08ea" style:font-size-asian="10.5pt" style:font-size-complex="12pt"/>
    </style:style>
    <style:style style:name="T174" style:family="text">
      <style:text-properties fo:font-size="12pt" officeooo:rsid="013b3281" style:font-size-asian="10.5pt" style:font-size-complex="12pt"/>
    </style:style>
    <style:style style:name="T175" style:family="text">
      <style:text-properties officeooo:rsid="0110440d"/>
    </style:style>
    <style:style style:name="T176" style:family="text">
      <style:text-properties officeooo:rsid="0111b964"/>
    </style:style>
    <style:style style:name="T177" style:family="text">
      <style:text-properties officeooo:rsid="0113870e"/>
    </style:style>
    <style:style style:name="T178" style:family="text">
      <style:text-properties officeooo:rsid="01154779"/>
    </style:style>
    <style:style style:name="T179" style:family="text">
      <style:text-properties officeooo:rsid="01172c6f"/>
    </style:style>
    <style:style style:name="T180" style:family="text">
      <style:text-properties officeooo:rsid="0119c461"/>
    </style:style>
    <style:style style:name="T181" style:family="text">
      <style:text-properties officeooo:rsid="011af9be"/>
    </style:style>
    <style:style style:name="T182" style:family="text">
      <style:text-properties officeooo:rsid="011b4735"/>
    </style:style>
    <style:style style:name="T183" style:family="text">
      <style:text-properties officeooo:rsid="011c0167"/>
    </style:style>
    <style:style style:name="T184" style:family="text">
      <style:text-properties officeooo:rsid="011d5933"/>
    </style:style>
    <style:style style:name="T185" style:family="text">
      <style:text-properties officeooo:rsid="0146e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Introduction</text:p>
      <text:p text:style-name="P322"><text:span text:style-name="T105"><text:tab/></text:span><text:span text:style-name="T106">Including libDuik in your scripts</text:span></text:p>
      <text:p text:style-name="P322"><text:span text:style-name="T106"><text:tab/>Installing libDuik</text:span></text:p>
      <text:p text:style-name="P322"><text:span text:style-name="T106"><text:tab/>Using libDuik</text:span></text:p>
      <text:p text:style-name="P323"><text:span text:style-name="T106"><text:tab/>Modifying libDuik</text:span></text:p>
      <text:p text:style-name="P323"/>
      <text:p text:style-name="P323"><text:span text:style-name="T107">Pseudo Effects List</text:span><text:span text:style-name="T105"><text:tab/></text:span></text:p>
      <text:p text:style-name="P231"/>
      <text:p text:style-name="P243">Duik<text:tab/></text:p>
      <text:p text:style-name="P200"><text:tab/>Attributes<text:tab/></text:p>
      <text:p text:style-name="P201"><text:tab/>Objects<text:tab/></text:p>
      <text:p text:style-name="P201"><text:tab/>Methods<text:tab/></text:p>
      <text:p text:style-name="P202"><text:tab/><text:span text:style-name="T3"><text:tab/>IK<text:tab/></text:span></text:p>
      <text:p text:style-name="P232"><text:tab/><text:tab/>goal<text:tab/></text:p>
      <text:p text:style-name="P233"><text:tab/><text:tab/>addController<text:tab/></text:p>
      <text:p text:style-name="P233"><text:tab/><text:tab/>addControllers<text:tab/></text:p>
      <text:p text:style-name="P233"><text:tab/><text:tab/>wiggle<text:tab/></text:p>
      <text:p text:style-name="P233"><text:tab/><text:tab/>exposure<text:tab/></text:p>
      <text:p text:style-name="P234"><text:tab/><text:tab/>addBones</text:p>
      <text:p text:style-name="P237"><text:tab/><text:tab/>addZeros</text:p>
      <text:p text:style-name="P237"><text:tab/><text:tab/>rotationMorph</text:p>
      <text:p text:style-name="P238"><text:tab/><text:tab/>swing</text:p>
      <text:p text:style-name="P238"><text:tab/><text:tab/><text:span text:style-name="T123">wheel</text:span></text:p>
      <text:p text:style-name="P238"><text:tab/><text:tab/><text:span text:style-name="T125">morpher</text:span></text:p>
      <text:p text:style-name="P238"><text:tab/><text:tab/><text:span text:style-name="T129">lensFlare</text:span></text:p>
      <text:p text:style-name="P240"><text:tab/><text:tab/>distanceLink</text:p>
      <text:p text:style-name="P241"><text:tab/><text:tab/>spring</text:p>
      <text:p text:style-name="P234"><text:tab/></text:p>
      <text:p text:style-name="P203">Duik.uiStrings</text:p>
      <text:p text:style-name="P203"/>
      <text:p text:style-name="P204"><text:tab/>Attributes</text:p>
      <text:p text:style-name="P204"/>
      <text:p text:style-name="P206">Duik.settings</text:p>
      <text:p text:style-name="P204"><text:tab/><text:span text:style-name="T108">Attributes</text:span></text:p>
      <text:p text:style-name="P204"><text:tab/><text:span text:style-name="T108">Methods</text:span></text:p>
      <text:p text:style-name="P204"><text:tab/><text:tab/><text:span text:style-name="T12">save</text:span></text:p>
      <text:p text:style-name="P235"><text:tab/><text:tab/>load</text:p>
      <text:p text:style-name="P235"><text:tab/><text:tab/>restoreDefaults</text:p>
      <text:p text:style-name="P235"/>
      <text:p text:style-name="P207">Duik.utils</text:p>
      <text:p text:style-name="P205"><text:tab/><text:span text:style-name="T109">Methods</text:span></text:p>
      <text:p text:style-name="P205"><text:tab/><text:tab/><text:span text:style-name="T13">prepareProperty</text:span></text:p>
      <text:p text:style-name="P236"><text:tab/><text:tab/>getPropertyDimensions</text:p>
      <text:p text:style-name="P236"><text:tab/><text:tab/>getLength</text:p>
      <text:p text:style-name="P236"><text:tab/><text:tab/>getAverageSpeed</text:p>
      <text:p text:style-name="P236"><text:tab/><text:tab/>addPseudoEffect</text:p>
      <text:p text:style-name="P236"><text:tab/><text:tab/><text:span text:style-name="T116">getPuppetPins</text:span></text:p>
      <text:p text:style-name="P236"><text:tab/><text:tab/><text:span text:style-name="T116">getDistance</text:span></text:p>
      <text:p text:style-name="P239"><text:tab/><text:tab/>rigProperty</text:p>
      <text:p text:style-name="P239"><text:tab/><text:tab/><text:span text:style-name="T130">deselectLayers</text:span></text:p>
      <text:p text:style-name="P239"><text:tab/><text:tab/><text:span text:style-name="T130">checkNames</text:span></text:p>
      <text:p text:style-name="P94"/>
      <text:p text:style-name="P205"><text:soft-page-break/><text:tab/><text:tab/><text:tab/></text:p>
      <text:p text:style-name="P271">Introduction</text:p>
      <text:p text:style-name="P227"/>
      <text:p text:style-name="P227"><text:tab/>libDuik is a complete library of <text:span text:style-name="T94">objects</text:span>, attributes and methods from Duik – Duduf IK &amp; Animation Tools for After Effects. It allows to easily include Duik functions into other scripts.</text:p>
      <text:p text:style-name="P227"/>
      <text:p text:style-name="P227"><text:tab/><text:span text:style-name="T95">Including libDuik in your scripts</text:span></text:p>
      <text:p text:style-name="P227"/>
      <text:p text:style-name="P228"><text:tab/><text:span text:style-name="T14">There are three ways to use libDuik in your scripts:</text:span></text:p>
      <text:p text:style-name="P228"/>
      <text:p text:style-name="P228"><text:span text:style-name="T14"><text:tab/></text:span><text:span text:style-name="T48">• #include «libDuik.jsxinc»</text:span></text:p>
      <text:p text:style-name="P229"><text:span text:style-name="T14"><text:tab/>Adding this line at the beginning of the script automatically loads libDuik at first run of the script. </text:span><text:span text:style-name="T44">libDuik.jsxinc</text:span><text:span text:style-name="T18"> must be in the same folder as your script.</text:span></text:p>
      <text:p text:style-name="P230"><text:span text:style-name="T14"><text:tab/></text:span><text:span text:style-name="T16">This is the recommended way of including libDuik.</text:span></text:p>
      <text:p text:style-name="P228"/>
      <text:p text:style-name="P228"><text:span text:style-name="T14"><text:tab/></text:span><text:span text:style-name="T38">• Copying all content of libDuik.jsxinc in the beginning of your script</text:span></text:p>
      <text:p text:style-name="P228"><text:span text:style-name="T14"><text:tab/>Copying the whole library inside your script allow</text:span><text:span text:style-name="T17">s</text:span><text:span text:style-name="T14"> you to deploy only one file.</text:span></text:p>
      <text:p text:style-name="P228"/>
      <text:p text:style-name="P228"><text:span text:style-name="T14"><text:tab/></text:span><text:span text:style-name="T39">• Renaming </text:span><text:span text:style-name="T49">libDuik.jsxinc</text:span><text:span text:style-name="T39"> to </text:span><text:span text:style-name="T49">libDuik.jsx</text:span><text:span text:style-name="T39"> and move it to Scripts/Startup/</text:span></text:p>
      <text:p text:style-name="P228"><text:span text:style-name="T39"><text:tab/></text:span><text:span text:style-name="T19">libDuik will be loaded during After Effects startup, and will then be available to all scripts. This is a good way to use Duik functions in severeal scripts without having to include libDuik in all scripts.</text:span></text:p>
      <text:p text:style-name="P228"/>
      <text:p text:style-name="P228"><text:span text:style-name="T19"><text:tab/></text:span><text:span text:style-name="T99">Installing libDuik</text:span></text:p>
      <text:p text:style-name="P228"/>
      <text:p text:style-name="P315"><text:span text:style-name="T98"><text:tab/></text:span><text:span text:style-name="T135">• Using pseudo effects</text:span></text:p>
      <text:p text:style-name="P315"><text:span text:style-name="T135"><text:tab/></text:span><text:span text:style-name="T131">This is the default behaviour, and you should prefer </text:span><text:span text:style-name="T134">to</text:span><text:span text:style-name="T131"> use libDuik this way.</text:span></text:p>
      <text:p text:style-name="P315"><text:span text:style-name="T131"/></text:p>
      <text:p text:style-name="P315"><text:span text:style-name="T131"><text:tab/>At first launch, libDuik will automatically check if the pseudo effects it needs are already installed, and, if not, it will attempt to install them, by writing them in the file called </text:span><text:span text:style-name="T141">presetEffects.xml</text:span><text:span text:style-name="T131"> inside the installation folder of After effects.</text:span></text:p>
      <text:p text:style-name="P320"><text:span text:style-name="T131"><text:tab/>To achieve this, </text:span><text:span text:style-name="T135">libDuik needs to be allowed to write files</text:span><text:span text:style-name="T131"> by After Effects. The only way to do this is </text:span><text:span text:style-name="T133">for</text:span><text:span text:style-name="T131"> the user to check the box called « Allow scripts to write files... » in the general preferences of After Effects.</text:span></text:p>
      <text:p text:style-name="P320"/>
      <text:p text:style-name="P320"><text:span text:style-name="T132">Note: </text:span><text:span text:style-name="T131">You can open the preferences dialog in your scripts with:</text:span></text:p>
      <text:p text:style-name="P316"><text:span text:style-name="T131"><text:tab/></text:span><text:span text:style-name="T141">app.executeCommand(2359);</text:span></text:p>
      <text:p text:style-name="P317"><text:span text:style-name="T153">but the user will have to check the box </text:span><text:span text:style-name="T154">it</text:span><text:span text:style-name="T153">self.</text:span></text:p>
      <text:p text:style-name="P317"/>
      <text:p text:style-name="P317"><text:span text:style-name="T153"><text:tab/></text:span><text:span text:style-name="T156">After the very first run of libDuik, </text:span><text:span text:style-name="T157">if the pseudo effects were not already available</text:span><text:span text:style-name="T156">, the user will have to restart After Effects for the pseudo effects to be loaded by After Effects.</text:span></text:p>
      <text:p text:style-name="P317"/>
      <text:p text:style-name="P317"><text:span text:style-name="T153"><text:tab/></text:span><text:span text:style-name="T155">If you want to use libDuik without allowing the scripts to write files, you can manually add the pseudo effects to </text:span><text:span text:style-name="T142">presetEffects.xml</text:span><text:span text:style-name="T155">: Copy/paste the content of the file Duik_presetEffects.xml </text:span><text:span text:style-name="T158">distributed</text:span><text:span text:style-name="T155"> with libDuik, in </text:span><text:span text:style-name="T142">presetEffects.xml</text:span><text:span text:style-name="T155">, just before the last line « &lt;/effects&gt; ».</text:span></text:p>
      <text:p text:style-name="P317"/>
      <text:p text:style-name="P317"><text:span text:style-name="T155"><text:tab/></text:span><text:span text:style-name="T156">•</text:span><text:span text:style-name="T159"> Using presets</text:span></text:p>
      <text:p text:style-name="P318"><text:span text:style-name="T161"><text:tab/>If you cannot modify </text:span><text:span text:style-name="T144">presetEffects.xml</text:span><text:span text:style-name="T161">, or for any other reason, you can use </text:span><text:span text:style-name="T144">.ffx</text:span><text:span text:style-name="T161"> presets.</text:span></text:p>
      <text:p text:style-name="P318"><text:span text:style-name="T161"><text:tab/></text:span><text:span text:style-name="T162">You just have to set </text:span><text:span text:style-name="T145">Duik.usePresets</text:span><text:span text:style-name="T162"> to </text:span><text:span text:style-name="T145">true</text:span><text:span text:style-name="T162">.</text:span></text:p>
      <text:p text:style-name="P318"/>
      <text:p text:style-name="P318"><text:span text:style-name="T162"><text:tab/>Note: if libDuik was not able to update </text:span><text:span text:style-name="T145">presetEffects.xml</text:span><text:span text:style-name="T162">, it will default to </text:span><text:span text:style-name="T145">Duik.usePresets </text:span><text:span text:style-name="T162">to </text:span><text:span text:style-name="T145">true</text:span><text:span text:style-name="T162">. If </text:span><text:span text:style-name="T145">presetEffects.xml </text:span><text:span text:style-name="T162">is up-to-date, </text:span><text:span text:style-name="T145">Duik.usePresets</text:span><text:span text:style-name="T162"> will be </text:span><text:span text:style-name="T145">false</text:span><text:span text:style-name="T162"> by default.</text:span></text:p>
      <text:p text:style-name="P319"><text:soft-page-break/><text:span text:style-name="T162"><text:tab/></text:span><text:span text:style-name="T163">By default, </text:span><text:span text:style-name="T164">lib</text:span><text:span text:style-name="T163">Duik will look for </text:span><text:span text:style-name="T146">.ffx</text:span><text:span text:style-name="T163"> files inside its own folder. You can specify another folder by setting the path to </text:span><text:span text:style-name="T146">Duik.presetPath</text:span><text:span text:style-name="T163"> with an ending « / ».</text:span></text:p>
      <text:p text:style-name="P319"><text:span text:style-name="T163"><text:tab/></text:span><text:span text:style-name="T165">The </text:span><text:span text:style-name="T147">.ffx </text:span><text:span text:style-name="T165">files must be named by the corresponding pseudo effects match</text:span><text:span text:style-name="T166">n</text:span><text:span text:style-name="T165">ames </text:span><text:span text:style-name="T169">plus the extension (</text:span><text:span text:style-name="T149">.ffx</text:span><text:span text:style-name="T169">)</text:span><text:span text:style-name="T165">. </text:span><text:span text:style-name="T167">A complete list of those matchnames is available in this document.</text:span></text:p>
      <text:p text:style-name="P319"/>
      <text:p text:style-name="P319"><text:span text:style-name="T167"><text:tab/></text:span><text:span text:style-name="T168">Note: if </text:span><text:span text:style-name="T148">presetEffects.xml</text:span><text:span text:style-name="T168"> is not updated with libDuik pseudo effects, when using presets After Effects may warn for missing effects. libDuik will work well anyway.</text:span></text:p>
      <text:p text:style-name="P319"/>
      <text:p text:style-name="P319"><text:span text:style-name="T168"><text:tab/></text:span><text:span text:style-name="T170">Note: the presets distributed with libDuik are C</text:span><text:span text:style-name="T171">C2014</text:span><text:span text:style-name="T170"> versions </text:span><text:span text:style-name="T172">(for this alpha version of libDuik. Later versions </text:span><text:span text:style-name="T173">may</text:span><text:span text:style-name="T172"> be distributed with CS6, or even CS4 versions of presets)</text:span><text:span text:style-name="T170">. Sadly, After Effects presets cannot be used with older versions of After Effects than the one used to create them. If you need to use presets </text:span><text:span text:style-name="T174">with older versions</text:span><text:span text:style-name="T170">, you will have to create your own.</text:span></text:p>
      <text:p text:style-name="P228"/>
      <text:p text:style-name="P228"><text:span text:style-name="T19"><text:tab/></text:span><text:span text:style-name="T96">Using libDuik</text:span></text:p>
      <text:p text:style-name="P228"/>
      <text:p text:style-name="P228"><text:span text:style-name="T19"><text:tab/></text:span><text:span text:style-name="T20">Once libDuik has been loaded, all its classes, attributes and methods are available in the javascript object </text:span><text:span text:style-name="T45">Duik</text:span><text:span text:style-name="T20">, </text:span><text:span text:style-name="T21">for all scripts run by After Effects.</text:span></text:p>
      <text:p text:style-name="P176"><text:tab/></text:p>
      <text:p text:style-name="P228"><text:span text:style-name="T20"><text:tab/></text:span><text:span text:style-name="T22">libDuik is loaded only once; this allows a faster </text:span><text:span text:style-name="T27">launch</text:span><text:span text:style-name="T22"> of your scripts</text:span><text:span text:style-name="T23">.</text:span></text:p>
      <text:p text:style-name="P228"/>
      <text:p text:style-name="P228"><text:span text:style-name="T23"><text:tab/></text:span><text:span text:style-name="T97">Modifying libDuik</text:span></text:p>
      <text:p text:style-name="P228"/>
      <text:p text:style-name="P324"><text:span text:style-name="T23"><text:tab/></text:span><text:span text:style-name="T24">If you're </text:span><text:span text:style-name="T23">modifying libDuik and need to test it without having to reboot After Effects </text:span><text:span text:style-name="T28">to reload it</text:span><text:span text:style-name="T22">, </text:span><text:span text:style-name="T24">you can set </text:span><text:span text:style-name="T46">Duik.forceReload</text:span><text:span text:style-name="T24"> to </text:span><text:span text:style-name="T46">true</text:span><text:span text:style-name="T24"> instead of </text:span><text:span text:style-name="T46">false</text:span><text:span text:style-name="T24"> </text:span><text:span text:style-name="T40">inside libDuik itself</text:span><text:span text:style-name="T24">. </text:span><text:span text:style-name="T25">You'll find this attribute just after the declaration of </text:span><text:span text:style-name="T26">the </text:span><text:span text:style-name="T47">Duik</text:span><text:span text:style-name="T25"> object in the beginning of libDuik.</text:span></text:p>
      <text:p text:style-name="P329"><text:span text:style-name="T25">P</text:span><text:span text:style-name="T14">seudo Effects List</text:span></text:p>
      <text:p text:style-name="P326"/>
      <text:p text:style-name="P327"><text:span text:style-name="T14"><text:tab/></text:span><text:span text:style-name="T136">libDuik uses pseudo effects instead of expression controls. Those effects must be added to </text:span><text:span text:style-name="T143">presetEffects.xml</text:span><text:span text:style-name="T136"> (see </text:span><text:span text:style-name="T143">Introduction, Installing libDuik</text:span><text:span text:style-name="T136"> for more details).</text:span></text:p>
      <text:p text:style-name="P327"><text:span text:style-name="T136"><text:tab/></text:span><text:span text:style-name="T139">The XML </text:span><text:span text:style-name="T140">code</text:span><text:span text:style-name="T139"> used to create those effects is </text:span><text:span text:style-name="T151">D</text:span><text:span text:style-name="T152">uik</text:span><text:span text:style-name="T151">_presetEffects.xml</text:span></text:p>
      <text:p text:style-name="P327"/>
      <text:p text:style-name="P327"><text:span text:style-name="T136"><text:tab/></text:span><text:span text:style-name="T137">Here is a list of the effects available.</text:span></text:p>
      <text:p text:style-name="P327"><text:span text:style-name="T137"/></text:p>
      <text:p text:style-name="P327"><text:span text:style-name="T137"><text:tab/></text:span><text:span text:style-name="T138">Those effects can be added on any layer:</text:span></text:p>
      <text:p text:style-name="P327"><text:span text:style-name="T138"><text:tab/><text:tab/></text:span><text:span text:style-name="T150">layer.effect.addProperty(matchName) ;</text:span></text:p>
      <text:p text:style-name="P328"><text:span text:style-name="T160"><text:tab/>Example: </text:span><text:span text:style-name="T143">app.project.activeItem.layer(1).effect.addProperty('DUIK_One_Layer_IK') ;</text:span></text:p>
      <text:p text:style-name="P327"/>
      <table:table table:name="Tableau8" table:style-name="Tableau8">
        <table:table-column table:style-name="Tableau8.A" table:number-columns-repeated="3"/>
        <table:table-row>
          <table:table-cell table:style-name="Tableau8.A1" office:value-type="string">
            <text:p text:style-name="P330">matchName</text:p>
          </table:table-cell>
          <table:table-cell table:style-name="Tableau8.A1" office:value-type="string">
            <text:p text:style-name="P331">Description</text:p>
          </table:table-cell>
          <table:table-cell table:style-name="Tableau8.C1" office:value-type="string">
            <text:p text:style-name="P331">Screenshot</text:p>
          </table:table-cell>
        </table:table-row>
        <table:table-row>
          <table:table-cell table:style-name="Tableau8.A2" office:value-type="string">
            <text:p text:style-name="P335">DUIK_One_Layer_IK</text:p>
          </table:table-cell>
          <table:table-cell table:style-name="Tableau8.A2" office:value-type="string">
            <text:p text:style-name="P333">Used by one layer IK</text:p>
          </table:table-cell>
          <table:table-cell table:style-name="Tableau8.C2" office:value-type="string">
            <text:p text:style-name="P332"/>
          </table:table-cell>
        </table:table-row>
        <table:table-row>
          <table:table-cell table:style-name="Tableau8.A2" office:value-type="string">
            <text:p text:style-name="P335">DUIK_Two_Layer_IK</text:p>
          </table:table-cell>
          <table:table-cell table:style-name="Tableau8.A2" office:value-type="string">
            <text:p text:style-name="P333">Used by two layer IK</text:p>
          </table:table-cell>
          <table:table-cell table:style-name="Tableau8.C2" office:value-type="string">
            <text:p text:style-name="P332"/>
          </table:table-cell>
        </table:table-row>
        <table:table-row>
          <table:table-cell table:style-name="Tableau8.A2" office:value-type="string">
            <text:p text:style-name="P335">DUIK_3D_Wiggle</text:p>
          </table:table-cell>
          <table:table-cell table:style-name="Tableau8.A2" office:value-type="string">
            <text:p text:style-name="P333">Used for wiggle on 3D properties</text:p>
          </table:table-cell>
          <table:table-cell table:style-name="Tableau8.C2" office:value-type="string">
            <text:p text:style-name="P332"/>
          </table:table-cell>
        </table:table-row>
        <table:table-row>
          <table:table-cell table:style-name="Tableau8.A2" office:value-type="string">
            <text:p text:style-name="P335">DUIK_2D_Wiggle</text:p>
          </table:table-cell>
          <table:table-cell table:style-name="Tableau8.A2" office:value-type="string">
            <text:p text:style-name="P333">Used by wiggle on 2D properties</text:p>
          </table:table-cell>
          <table:table-cell table:style-name="Tableau8.C2" office:value-type="string">
            <text:p text:style-name="P332"/>
          </table:table-cell>
        </table:table-row>
        <table:table-row>
          <table:table-cell table:style-name="Tableau8.A2" office:value-type="string">
            <text:p text:style-name="P335">DUIK_1D_Wiggle</text:p>
          </table:table-cell>
          <table:table-cell table:style-name="Tableau8.A2" office:value-type="string">
            <text:p text:style-name="P333">Used by wiggle on 1D properties </text:p>
          </table:table-cell>
          <table:table-cell table:style-name="Tableau8.C2" office:value-type="string">
            <text:p text:style-name="P332"/>
          </table:table-cell>
        </table:table-row>
        <table:table-row>
          <table:table-cell table:style-name="Tableau8.A2" office:value-type="string">
            <text:p text:style-name="P335">DUIK_Exposure</text:p>
          </table:table-cell>
          <table:table-cell table:style-name="Tableau8.A2" office:value-type="string">
            <text:p text:style-name="P333">Used by exposure, <text:span text:style-name="T185">in fixed</text:span> mode</text:p>
          </table:table-cell>
          <table:table-cell table:style-name="Tableau8.C2" office:value-type="string">
            <text:p text:style-name="P332"/>
          </table:table-cell>
        </table:table-row>
        <table:table-row>
          <table:table-cell table:style-name="Tableau8.A2" office:value-type="string">
            <text:p text:style-name="P335">DUIK_RotMorph</text:p>
          </table:table-cell>
          <table:table-cell table:style-name="Tableau8.A2" office:value-type="string">
            <text:p text:style-name="P334">Used by Rotation Morph</text:p>
          </table:table-cell>
          <table:table-cell table:style-name="Tableau8.C2" office:value-type="string">
            <text:p text:style-name="P332"/>
          </table:table-cell>
        </table:table-row>
        <table:table-row>
          <table:table-cell table:style-name="Tableau8.A2" office:value-type="string">
            <text:p text:style-name="P335">DUIK_Swing</text:p>
          </table:table-cell>
          <table:table-cell table:style-name="Tableau8.A2" office:value-type="string">
            <text:p text:style-name="P334">Used by Swing (oscillation)</text:p>
          </table:table-cell>
          <table:table-cell table:style-name="Tableau8.C2" office:value-type="string">
            <text:p text:style-name="P332"/>
          </table:table-cell>
        </table:table-row>
        <table:table-row>
          <table:table-cell table:style-name="Tableau8.A2" office:value-type="string">
            <text:p text:style-name="P335">DUIK_Wheel</text:p>
          </table:table-cell>
          <table:table-cell table:style-name="Tableau8.A2" office:value-type="string">
            <text:p text:style-name="P334">Used by Wheel</text:p>
          </table:table-cell>
          <table:table-cell table:style-name="Tableau8.C2" office:value-type="string">
            <text:p text:style-name="P332"/>
          </table:table-cell>
        </table:table-row>
        <table:table-row>
          <table:table-cell table:style-name="Tableau8.A2" office:value-type="string">
            <text:p text:style-name="P335">DUIK_LensFlare</text:p>
          </table:table-cell>
          <table:table-cell table:style-name="Tableau8.A2" office:value-type="string">
            <text:p text:style-name="P334">Used by Lens Flare on the layer of the center to control size and intensity</text:p>
          </table:table-cell>
          <table:table-cell table:style-name="Tableau8.C2" office:value-type="string">
            <text:p text:style-name="P332"/>
          </table:table-cell>
        </table:table-row>
        <table:table-row>
          <table:table-cell table:style-name="Tableau8.A2" office:value-type="string">
            <text:p text:style-name="P335">DUIK_LensFlareDistance</text:p>
          </table:table-cell>
          <table:table-cell table:style-name="Tableau8.A2" office:value-type="string">
            <text:p text:style-name="P334">Used by Lens Flare on flare layers to control their distance from the center</text:p>
          </table:table-cell>
          <table:table-cell table:style-name="Tableau8.C2" office:value-type="string">
            <text:p text:style-name="P332"/>
          </table:table-cell>
        </table:table-row>
        <table:table-row>
          <table:table-cell table:style-name="Tableau8.A2" office:value-type="string">
            <text:p text:style-name="P335">DUIK_DistanceLink</text:p>
          </table:table-cell>
          <table:table-cell table:style-name="Tableau8.A2" office:value-type="string">
            <text:p text:style-name="P334">Used by Distance Link</text:p>
          </table:table-cell>
          <table:table-cell table:style-name="Tableau8.C2" office:value-type="string">
            <text:p text:style-name="P332"/>
          </table:table-cell>
        </table:table-row>
        <table:table-row>
          <table:table-cell table:style-name="Tableau8.A2" office:value-type="string">
            <text:p text:style-name="P335">DUIK_Spring</text:p>
          </table:table-cell>
          <table:table-cell table:style-name="Tableau8.A2" office:value-type="string">
            <text:p text:style-name="P334">Used by Spring on 2D and 3D properties</text:p>
          </table:table-cell>
          <table:table-cell table:style-name="Tableau8.C2" office:value-type="string">
            <text:p text:style-name="P332"/>
          </table:table-cell>
        </table:table-row>
        <table:table-row>
          <table:table-cell table:style-name="Tableau8.A2" office:value-type="string">
            <text:p text:style-name="P335">DUIK_Spring_Bounce</text:p>
          </table:table-cell>
          <table:table-cell table:style-name="Tableau8.A2" office:value-type="string">
            <text:p text:style-name="P334">Used by spring on 1D properties, includes a checkbox called 'bounce'.</text:p>
          </table:table-cell>
          <table:table-cell table:style-name="Tableau8.C2" office:value-type="string">
            <text:p text:style-name="P332"/>
          </table:table-cell>
        </table:table-row>
      </table:table>
      <text:p text:style-name="P327"><text:span text:style-name="T137"/></text:p>
      <text:p text:style-name="P244"/>
      <text:p text:style-name="P244"/>
      <text:p text:style-name="P270">Duik</text:p>
      <text:p text:style-name="P244"/>
      <text:p text:style-name="P2"><text:span text:style-name="T100">Duik </text:span>Attributes</text:p>
      <text:p text:style-name="P2"/>
      <text:p text:style-name="P111"><text:span text:style-name="T15">string</text:span><text:span text:style-name="T50"> </text:span>Duik.version</text:p>
      <text:p text:style-name="P111"><text:span text:style-name="T15">float</text:span><text:span text:style-name="T50"> </text:span>Duik.versionNumber</text:p>
      <text:p text:style-name="P111"><text:span text:style-name="T15">boolean</text:span><text:span text:style-name="T50">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272">Name</text:p>
          </table:table-cell>
          <table:table-cell table:style-name="Tableau1.A1" office:value-type="string">
            <text:p text:style-name="P272">Type</text:p>
          </table:table-cell>
          <table:table-cell table:style-name="Tableau1.C1" office:value-type="string">
            <text:p text:style-name="P272">Description</text:p>
          </table:table-cell>
        </table:table-row>
        <table:table-row>
          <table:table-cell table:style-name="Tableau1.A2" office:value-type="string">
            <text:p text:style-name="P49">version</text:p>
          </table:table-cell>
          <table:table-cell table:style-name="Tableau1.A2" office:value-type="string">
            <text:p text:style-name="P44"><text:span text:style-name="T29">string, </text:span><text:span text:style-name="T30">read-only</text:span></text:p>
          </table:table-cell>
          <table:table-cell table:style-name="Tableau1.C2" office:value-type="string">
            <text:p text:style-name="P162">Version string of libDuik</text:p>
          </table:table-cell>
        </table:table-row>
        <table:table-row>
          <table:table-cell table:style-name="Tableau1.A2" office:value-type="string">
            <text:p text:style-name="P49">versionNumber</text:p>
          </table:table-cell>
          <table:table-cell table:style-name="Tableau1.A2" office:value-type="string">
            <text:p text:style-name="P44"><text:span text:style-name="T30">float</text:span><text:span text:style-name="T29">, </text:span><text:span text:style-name="T30">read-only</text:span></text:p>
          </table:table-cell>
          <table:table-cell table:style-name="Tableau1.C2" office:value-type="string">
            <text:p text:style-name="P44"><text:span text:style-name="T29">Version </text:span><text:span text:style-name="T30">number</text:span><text:span text:style-name="T29"> of libDuik</text:span></text:p>
          </table:table-cell>
        </table:table-row>
        <table:table-row>
          <table:table-cell table:style-name="Tableau1.A2" office:value-type="string">
            <text:p text:style-name="P50">forceReload</text:p>
          </table:table-cell>
          <table:table-cell table:style-name="Tableau1.A2" office:value-type="string">
            <text:p text:style-name="P44"><text:span text:style-name="T31">boolean</text:span><text:span text:style-name="T29">, </text:span><text:span text:style-name="T30">read-only </text:span><text:span text:style-name="T32">during </text:span><text:span text:style-name="T31">run time</text:span></text:p>
          </table:table-cell>
          <table:table-cell table:style-name="Tableau1.C2" office:value-type="string">
            <text:p text:style-name="P164"><text:tab/>When true, forces libDuik to be reloaded each time it is included in a script.</text:p>
            <text:p text:style-name="P44"><text:span text:style-name="T31"><text:tab/>When false, libDuik loads only on first run </text:span><text:span text:style-name="T32">and then stays available until After Effects is shut down.</text:span></text:p>
            <text:p text:style-name="P44"/>
            <text:p text:style-name="P44"><text:tab/><text:span text:style-name="T31">This attribute should not be changed, unless you're editing libDuik.jsxinc itself and you need to </text:span><text:span text:style-name="T34">do some testing and</text:span><text:span text:style-name="T31"> reload it without shutting down After Effects.</text:span></text:p>
            <text:p text:style-name="P44"><text:span text:style-name="T31"><text:tab/></text:span><text:span text:style-name="T32"> </text:span></text:p>
            <text:p text:style-name="P44"><text:span text:style-name="T32"><text:tab/>To speed up launching of your scripts </text:span><text:span text:style-name="T35">even at first launch</text:span><text:span text:style-name="T32">, instead of including</text:span><text:span text:style-name="T4"> libDuik.jsxinc</text:span><text:span text:style-name="T32">, you can copy it in the </text:span><text:span text:style-name="T4">Startup</text:span><text:span text:style-name="T32"> subfolder of the </text:span><text:span text:style-name="T4">Scripts</text:span><text:span text:style-name="T32"> folder of After Effects, and rename it to </text:span><text:span text:style-name="T4">libDuik.jsx</text:span><text:span text:style-name="T32">. </text:span><text:span text:style-name="T36">This way, libDuik will be available to all scripts </text:span><text:span text:style-name="T37">without </text:span><text:span text:style-name="T5">#include</text:span><text:span text:style-name="T37"> macro.</text:span></text:p>
            <text:p text:style-name="P163"/>
            <text:p text:style-name="P44"><text:span text:style-name="T31"><text:tab/>This attribute must be set by directly </text:span><text:span text:style-name="T33">by editing</text:span><text:span text:style-name="T31"> libDuik.jsxinc to work.</text:span></text:p>
          </table:table-cell>
        </table:table-row>
      </table:table>
      <text:p text:style-name="P2"/>
      <text:p text:style-name="P10"><text:span text:style-name="T101">Duik </text:span>Objects</text:p>
      <text:p text:style-name="P2"/>
      <text:p text:style-name="P112">Duik.<text:span text:style-name="T51">uiString</text:span></text:p>
      <text:p text:style-name="P113">Duik.settings</text:p>
      <text:p text:style-name="P114">Duik.utils</text:p>
      <text:p text:style-name="P244"/>
      <table:table table:name="Tableau2" table:style-name="Tableau2">
        <table:table-column table:style-name="Tableau2.A"/>
        <table:table-column table:style-name="Tableau2.B"/>
        <table:table-row>
          <table:table-cell table:style-name="Tableau2.A1" office:value-type="string">
            <text:p text:style-name="P314">Name</text:p>
          </table:table-cell>
          <table:table-cell table:style-name="Tableau2.B1" office:value-type="string">
            <text:p text:style-name="P314">Description</text:p>
          </table:table-cell>
        </table:table-row>
        <table:table-row>
          <table:table-cell table:style-name="Tableau2.A2" office:value-type="string">
            <text:p text:style-name="P45">uiStrings</text:p>
          </table:table-cell>
          <table:table-cell table:style-name="Tableau2.B2" office:value-type="string">
            <text:p text:style-name="P210">Contains all string names used by effects created by Duik.</text:p>
            <text:p text:style-name="P218">You can set these strings to translate libDuik at runtime.</text:p>
            <text:p text:style-name="P210">Default values are English names.</text:p>
          </table:table-cell>
        </table:table-row>
        <table:table-row>
          <table:table-cell table:style-name="Tableau2.A2" office:value-type="string">
            <text:p text:style-name="P46">settings</text:p>
          </table:table-cell>
          <table:table-cell table:style-name="Tableau2.B2" office:value-type="string">
            <text:p text:style-name="P212">Access to settings used by Duik.</text:p>
          </table:table-cell>
        </table:table-row>
        <table:table-row>
          <table:table-cell table:style-name="Tableau2.A2" office:value-type="string">
            <text:p text:style-name="P51">utils</text:p>
          </table:table-cell>
          <table:table-cell table:style-name="Tableau2.B2" office:value-type="string">
            <text:p text:style-name="P220"><text:span text:style-name="T57">Some u</text:span>seful <text:span text:style-name="T57">tools</text:span></text:p>
          </table:table-cell>
        </table:table-row>
      </table:table>
      <text:p text:style-name="P213"/>
      <text:p text:style-name="P1"><text:span text:style-name="T101">Duik </text:span>Methods</text:p>
      <text:p text:style-name="P208"/>
      <text:p text:style-name="P208">//<text:span text:style-name="T53">TODO tri par ordre alphabétique</text:span></text:p>
      <text:p text:style-name="P208"><text:soft-page-break/></text:p>
      <text:p text:style-name="P209">Low-level methods are listed below <text:span text:style-name="T63">(greyed)</text:span> but they are not documented.</text:p>
      <text:p text:style-name="P209">If you do not understand what low-level methods do by reading them in <text:span text:style-name="T41">libDuik.jsxinc</text:span>, you shouldn't need them.</text:p>
      <text:p text:style-name="P209"/>
      <text:p text:style-name="P89">Duik.IK(controller, layer1, layer2, layer3, goal, clockWise, threeD, frontFacing)</text:p>
      <text:p text:style-name="P90">Duik.<text:span text:style-name="T79">g</text:span>oal(layer, controller)</text:p>
      <text:p text:style-name="P91">Duik.<text:span text:style-name="T81">addC</text:span>ontroller(layer)</text:p>
      <text:p text:style-name="P92">Duik.<text:span text:style-name="T81">addC</text:span>ontrollers(layers)</text:p>
      <text:p text:style-name="P246">Duik.<text:span text:style-name="T79">o</text:span>neLayerIK(controller,layer)</text:p>
      <text:p text:style-name="P246">Duik.<text:span text:style-name="T79">t</text:span>woLayerIK(threeD,controller,root,end,clockWise,frontFacing)</text:p>
      <text:p text:style-name="P96">Duik.<text:span text:style-name="T79">w</text:span>iggle(layer,property,<text:span text:style-name="T81">separateDimensions</text:span>)</text:p>
      <text:p text:style-name="P247">Duik.<text:span text:style-name="T79">three</text:span>DWiggle(layer,property,)</text:p>
      <text:p text:style-name="P247">Duik.<text:span text:style-name="T79">two</text:span>DWiggle(layer,property)</text:p>
      <text:p text:style-name="P247">Duik.<text:span text:style-name="T79">one</text:span>DWiggle(layer,property)</text:p>
      <text:p text:style-name="P250">Duik.exposure(layer,property,adaptative,<text:span text:style-name="T80">limit,minExp,maxExp</text:span>)</text:p>
      <text:p text:style-name="P248">Duik.adaptativeExposure(layer,property,precision,minExp,maxExp)</text:p>
      <text:p text:style-name="P249">Duik.fixedExposure(layer,property)</text:p>
      <text:p text:style-name="P251">Duik.addBones(layers)</text:p>
      <text:p text:style-name="P252">Duik.<text:span text:style-name="T110">addZ</text:span>ero<text:span text:style-name="T110">s</text:span>(layers)</text:p>
      <text:p text:style-name="P253">Duik.rotationMorph(layer,prop)</text:p>
      <text:p text:style-name="P254">Duik.swing(layer,prop)</text:p>
      <text:p text:style-name="P255">Duik.wheel(layer,radius,curved)</text:p>
      <text:p text:style-name="P256">Duik.morpher(layers)</text:p>
      <text:p text:style-name="P257">Duik.lensFlare(layers)</text:p>
      <text:p text:style-name="P258">Duik.distanceLink(layer, property, parentLayer)</text:p>
      <text:p text:style-name="P259">Duik.spring(property, layer, simulated)</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278">Name</text:p>
          </table:table-cell>
          <table:table-cell table:style-name="Tableau5.A1" office:value-type="string">
            <text:p text:style-name="P278">Description</text:p>
          </table:table-cell>
          <table:table-cell table:style-name="Tableau5.C1" office:value-type="string">
            <text:p text:style-name="P278">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116"><text:span text:style-name="T55">Adds</text:span> IK <text:span text:style-name="T2">on</text:span> the layer<text:span text:style-name="T2">s</text:span></text:p>
          </table:table-cell>
          <table:table-cell table:style-name="Tableau5.C2" office:value-type="string">
            <text:p text:style-name="P116">true if successful, false if anything went wrong</text:p>
          </table:table-cell>
        </table:table-row>
        <table:table-row>
          <table:table-cell table:style-name="Tableau5.A2" office:value-type="string">
            <text:p text:style-name="P26"><text:span text:style-name="T81">g</text:span>oal(layer, controller)</text:p>
          </table:table-cell>
          <table:table-cell table:style-name="Tableau5.A2" office:value-type="string">
            <text:p text:style-name="P141"><text:span text:style-name="T1">A</text:span>dds a goal <text:span text:style-name="T2">effect </text:span>to the layer, which may be controlled by a controller</text:p>
          </table:table-cell>
          <table:table-cell table:style-name="Tableau5.C2" office:value-type="string">
            <text:p text:style-name="P141">true if successful, false if anything went wrong</text:p>
          </table:table-cell>
        </table:table-row>
        <table:table-row>
          <table:table-cell table:style-name="Tableau5.A2" office:value-type="string">
            <text:p text:style-name="P29">addController(layer)</text:p>
          </table:table-cell>
          <table:table-cell table:style-name="Tableau5.A2" office:value-type="string">
            <text:p text:style-name="P294">Create<text:span text:style-name="T56">s</text:span> a null object (controller) at layer position and named by layer.name</text:p>
          </table:table-cell>
          <table:table-cell table:style-name="Tableau5.C2" office:value-type="string">
            <text:p text:style-name="P143">AVLayer; controller</text:p>
          </table:table-cell>
        </table:table-row>
        <table:table-row>
          <table:table-cell table:style-name="Tableau5.A2" office:value-type="string">
            <text:p text:style-name="P32">addControllers(layers)</text:p>
          </table:table-cell>
          <table:table-cell table:style-name="Tableau5.A2" office:value-type="string">
            <text:p text:style-name="P295">For each layer,</text:p>
            <text:p text:style-name="P294">Create<text:span text:style-name="T56">s</text:span> a null object (controller) at layer position and named by layer.name</text:p>
          </table:table-cell>
          <table:table-cell table:style-name="Tableau5.C2" office:value-type="string">
            <text:p text:style-name="P146">Array of AVLayer; controllers</text:p>
          </table:table-cell>
        </table:table-row>
        <table:table-row>
          <table:table-cell table:style-name="Tableau5.A2" office:value-type="string">
            <text:p text:style-name="P53"><text:span text:style-name="T81">w</text:span>iggle(layer, property, <text:span text:style-name="T81">separateDimensions</text:span>)</text:p>
          </table:table-cell>
          <table:table-cell table:style-name="Tableau5.A2" office:value-type="string">
            <text:p text:style-name="P296">Adds a wiggle effect to given property</text:p>
          </table:table-cell>
          <table:table-cell table:style-name="Tableau5.C2" office:value-type="string">
            <text:p text:style-name="P116">true if successful, false if anything went wrong</text:p>
          </table:table-cell>
        </table:table-row>
        <table:table-row>
          <table:table-cell table:style-name="Tableau5.A2" office:value-type="string">
            <text:p text:style-name="P55">exposure(layer, property, adaptative, <text:span text:style-name="T69">precision</text:span>, <text:span text:style-name="T70">minExp, maxExp</text:span>)</text:p>
          </table:table-cell>
          <table:table-cell table:style-name="Tableau5.A2" office:value-type="string">
            <text:p text:style-name="P297">Adds exposure controles to given property</text:p>
          </table:table-cell>
          <table:table-cell table:style-name="Tableau5.C2" office:value-type="string">
            <text:p text:style-name="P118">true if successful, false if anything went wrong</text:p>
          </table:table-cell>
        </table:table-row>
        <table:table-row>
          <table:table-cell table:style-name="Tableau5.A2" office:value-type="string">
            <text:p text:style-name="P65">addBones(layers)</text:p>
          </table:table-cell>
          <table:table-cell table:style-name="Tableau5.A2" office:value-type="string">
            <text:p text:style-name="P299">Adds bones to the layers</text:p>
          </table:table-cell>
          <table:table-cell table:style-name="Tableau5.C2" office:value-type="string">
            <text:p text:style-name="P171">Array of AVLayer;</text:p>
            <text:p text:style-name="P171">bones</text:p>
          </table:table-cell>
        </table:table-row>
        <text:soft-page-break/>
        <table:table-row>
          <table:table-cell table:style-name="Tableau5.A2" office:value-type="string">
            <text:p text:style-name="P75"><text:span text:style-name="T110">addZ</text:span>ero<text:span text:style-name="T110">s</text:span>(layers)</text:p>
          </table:table-cell>
          <table:table-cell table:style-name="Tableau5.A2" office:value-type="string">
            <text:p text:style-name="P301">Adds zeros to the layers</text:p>
          </table:table-cell>
          <table:table-cell table:style-name="Tableau5.C2" office:value-type="string">
            <text:p text:style-name="P171">Array of AVLayer;</text:p>
            <text:p text:style-name="P177">zeros</text:p>
          </table:table-cell>
        </table:table-row>
        <table:table-row>
          <table:table-cell table:style-name="Tableau5.A2" office:value-type="string">
            <text:p text:style-name="P260">rotationMorph(layer, prop)</text:p>
          </table:table-cell>
          <table:table-cell table:style-name="Tableau5.A2" office:value-type="string">
            <text:p text:style-name="P304">Creates a rotation morph on the given property</text:p>
          </table:table-cell>
          <table:table-cell table:style-name="Tableau5.C2" office:value-type="string">
            <text:p text:style-name="P180">true if successful, false if anything went wrong</text:p>
          </table:table-cell>
        </table:table-row>
        <table:table-row>
          <table:table-cell table:style-name="Tableau5.A2" office:value-type="string">
            <text:p text:style-name="P261">swing(layer,prop)</text:p>
          </table:table-cell>
          <table:table-cell table:style-name="Tableau5.A2" office:value-type="string">
            <text:p text:style-name="P306">Creates a swing on the given property</text:p>
          </table:table-cell>
          <table:table-cell table:style-name="Tableau5.C2" office:value-type="string">
            <text:p text:style-name="P181">true if successful, false if anything went wrong</text:p>
          </table:table-cell>
        </table:table-row>
        <table:table-row>
          <table:table-cell table:style-name="Tableau5.A2" office:value-type="string">
            <text:p text:style-name="P262">wheel(layer, radius, curved)</text:p>
          </table:table-cell>
          <table:table-cell table:style-name="Tableau5.A2" office:value-type="string">
            <text:p text:style-name="P307">Automates the rotation of the given layer using its position</text:p>
          </table:table-cell>
          <table:table-cell table:style-name="Tableau5.C2" office:value-type="string">
            <text:p text:style-name="P182">true if successful, false if anything went wrong</text:p>
          </table:table-cell>
        </table:table-row>
        <table:table-row>
          <table:table-cell table:style-name="Tableau5.A2" office:value-type="string">
            <text:p text:style-name="P263">morpher(layers)</text:p>
          </table:table-cell>
          <table:table-cell table:style-name="Tableau5.A2" office:value-type="string">
            <text:p text:style-name="P308">Adds a slider to easily control interpolations of selected properties of the given layers.</text:p>
          </table:table-cell>
          <table:table-cell table:style-name="Tableau5.C2" office:value-type="string">
            <text:p text:style-name="P183">true if successful, false if anything went wrong</text:p>
          </table:table-cell>
        </table:table-row>
        <table:table-row>
          <table:table-cell table:style-name="Tableau5.A2" office:value-type="string">
            <text:p text:style-name="P264">lensFlare(layers)</text:p>
          </table:table-cell>
          <table:table-cell table:style-name="Tableau5.A2" office:value-type="string">
            <text:p text:style-name="P310">Rigs the layers to move like a lens flare.</text:p>
          </table:table-cell>
          <table:table-cell table:style-name="Tableau5.C2" office:value-type="string">
            <text:p text:style-name="P184">true if successful, false if anything went wrong</text:p>
          </table:table-cell>
        </table:table-row>
        <table:table-row>
          <table:table-cell table:style-name="Tableau5.A2" office:value-type="string">
            <text:p text:style-name="P265">distanceLink(layer, property, parentLayer)</text:p>
          </table:table-cell>
          <table:table-cell table:style-name="Tableau5.A2" office:value-type="string">
            <text:p text:style-name="P311">Link<text:span text:style-name="T176">s</text:span> the property to the distance of parentLayer</text:p>
          </table:table-cell>
          <table:table-cell table:style-name="Tableau5.C2" office:value-type="string">
            <text:p text:style-name="P185">true if successful, false if anything went wrong</text:p>
          </table:table-cell>
        </table:table-row>
        <table:table-row>
          <table:table-cell table:style-name="Tableau5.A2" office:value-type="string">
            <text:p text:style-name="P266">spring(property, layer, simulated)</text:p>
          </table:table-cell>
          <table:table-cell table:style-name="Tableau5.A2" office:value-type="string">
            <text:p text:style-name="P313">Adds a spring effect on the properties</text:p>
          </table:table-cell>
          <table:table-cell table:style-name="Tableau5.C2" office:value-type="string">
            <text:p text:style-name="P185">true if successful, false if anything went wrong</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115"/>
      <text:p text:style-name="P115"><text:tab/><text:span text:style-name="T54">Adds</text:span> IK <text:span text:style-name="T2">on</text:span> the layer<text:span text:style-name="T2">s</text:span></text:p>
      <text:p text:style-name="P115"><text:tab/><text:tab/></text:p>
      <text:p text:style-name="P115"><text:tab/>parameters:</text:p>
      <text:p text:style-name="P115"/>
      <text:p text:style-name="P115"><text:tab/><text:tab/>controller | AVLayer</text:p>
      <text:p text:style-name="P115"><text:tab/><text:tab/>layer1 | AVLayer</text:p>
      <text:p text:style-name="P115"><text:tab/><text:tab/>layer2 | AVLayer or undefined</text:p>
      <text:p text:style-name="P115"><text:tab/><text:tab/>layer3 | AVLayer or undefined</text:p>
      <text:p text:style-name="P115"><text:tab/><text:tab/>goal | AVLayer or undefined</text:p>
      <text:p text:style-name="P115"><text:tab/><text:tab/>clockWise | boolean, used only with two-layer and three-layer IK, default: false</text:p>
      <text:p text:style-name="P115"><text:tab/><text:tab/>threeD | boolean, works only with two-layer IK, default: false</text:p>
      <text:p text:style-name="P115"><text:tab/><text:tab/>frontFacing | boolean, default: false</text:p>
      <text:p text:style-name="P115"><text:tab/><text:tab/><text:tab/><text:tab/></text:p>
      <text:p text:style-name="P115"><text:tab/>returns</text:p>
      <text:p text:style-name="P115"/>
      <text:p text:style-name="P115"><text:tab/><text:tab/>true if successful, false if anything went wrong</text:p>
      <text:p text:style-name="P115"/>
      <text:p text:style-name="P27">Duik.<text:span text:style-name="T82">g</text:span>oal(layer, controller)</text:p>
      <text:p text:style-name="P27"/>
      <text:p text:style-name="P28"><text:tab/><text:span text:style-name="T7">high</text:span><text:span text:style-name="T6">-level method.</text:span></text:p>
      <text:p text:style-name="P140"/>
      <text:p text:style-name="P140"><text:tab/><text:span text:style-name="T1">A</text:span>dds a goal <text:span text:style-name="T2">effect </text:span>to the layer, which may be controlled by a controller</text:p>
      <text:p text:style-name="P140"><text:tab/><text:tab/></text:p>
      <text:p text:style-name="P140"><text:tab/>parameters:</text:p>
      <text:p text:style-name="P140"/>
      <text:p text:style-name="P140"><text:tab/><text:tab/>layer<text:tab/>| AVLayer</text:p>
      <text:p text:style-name="P140"><text:tab/><text:tab/>controller | AVLayer or undefined</text:p>
      <text:p text:style-name="P140"><text:soft-page-break/><text:tab/><text:tab/><text:tab/></text:p>
      <text:p text:style-name="P140"><text:tab/>returns</text:p>
      <text:p text:style-name="P140"/>
      <text:p text:style-name="P140"><text:tab/><text:tab/>true if successful, false if anything went wrong</text:p>
      <text:p text:style-name="P140"/>
      <text:p text:style-name="P30">Duik.addController(layer)</text:p>
      <text:p text:style-name="P30"/>
      <text:p text:style-name="P31"><text:tab/><text:span text:style-name="T7">high</text:span><text:span text:style-name="T6">-level method.</text:span></text:p>
      <text:p text:style-name="P142"><text:tab/></text:p>
      <text:p text:style-name="P144"><text:tab/><text:span text:style-name="T55">Creates a null object (controller) at layer position and named by layer.name</text:span></text:p>
      <text:p text:style-name="P142"/>
      <text:p text:style-name="P142"><text:tab/>parameters</text:p>
      <text:p text:style-name="P142"/>
      <text:p text:style-name="P142"><text:tab/><text:tab/>layer | AVLayer</text:p>
      <text:p text:style-name="P142"><text:tab/><text:tab/></text:p>
      <text:p text:style-name="P142"><text:tab/>returns</text:p>
      <text:p text:style-name="P142"/>
      <text:p text:style-name="P142"><text:tab/><text:tab/>AVLayer controller</text:p>
      <text:p text:style-name="P142"/>
      <text:p text:style-name="P33">Duik.addControllers(layers)</text:p>
      <text:p text:style-name="P33"/>
      <text:p text:style-name="P34"><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45"/>
      <text:p text:style-name="P145"><text:tab/>parameters</text:p>
      <text:p text:style-name="P145"/>
      <text:p text:style-name="P145"><text:tab/><text:tab/>layers | Array of AVLayer</text:p>
      <text:p text:style-name="P145"><text:tab/><text:tab/></text:p>
      <text:p text:style-name="P145"><text:tab/>returns</text:p>
      <text:p text:style-name="P145"/>
      <text:p text:style-name="P145"><text:tab/><text:tab/>Array of AVLayer controllers</text:p>
      <text:p text:style-name="P145"/>
      <text:p text:style-name="P52"><text:span text:style-name="T78">Duik.w</text:span>iggle(layer, property, <text:span text:style-name="T82">separateDimensions</text:span>)</text:p>
      <text:p text:style-name="P35"/>
      <text:p text:style-name="P36"><text:tab/><text:span text:style-name="T7">high</text:span><text:span text:style-name="T6">-level method.</text:span></text:p>
      <text:p text:style-name="P147"/>
      <text:p text:style-name="P147"><text:tab/><text:span text:style-name="T64">Adds a wiggle effect to given property.</text:span></text:p>
      <text:p text:style-name="P147"/>
      <text:p text:style-name="P147"><text:tab/>parameters</text:p>
      <text:p text:style-name="P147"/>
      <text:p text:style-name="P147"><text:tab/><text:tab/>layer | AVLayer <text:span text:style-name="T66">of the property</text:span></text:p>
      <text:p text:style-name="P147"><text:tab/><text:tab/><text:span text:style-name="T66">property | Property</text:span></text:p>
      <text:p text:style-name="P147"><text:tab/><text:tab/><text:span text:style-name="T82">separateDimensions | boolean, false to apply the same wiggle to all dimensions, default: false</text:span></text:p>
      <text:p text:style-name="P147"><text:tab/><text:tab/></text:p>
      <text:p text:style-name="P147"><text:tab/>returns</text:p>
      <text:p text:style-name="P147"/>
      <text:p text:style-name="P148"><text:tab/><text:tab/><text:span text:style-name="T65">true if successful, false if anything went wrong</text:span></text:p>
      <text:p text:style-name="P149"/>
      <text:p text:style-name="P56"><text:span text:style-name="T78">Duik.</text:span>exposure(layer, property, adaptative, <text:span text:style-name="T83">limit</text:span>, <text:span text:style-name="T70">minExp, maxExp</text:span>)</text:p>
      <text:p text:style-name="P54"/>
      <text:p text:style-name="P37"><text:tab/><text:span text:style-name="T7">high</text:span><text:span text:style-name="T6">-level method.</text:span></text:p>
      <text:p text:style-name="P149"><text:soft-page-break/></text:p>
      <text:p text:style-name="P149"><text:tab/><text:span text:style-name="T67">Adds exposure controls to given property.</text:span></text:p>
      <text:p text:style-name="P149"/>
      <text:p text:style-name="P149"><text:tab/>parameters</text:p>
      <text:p text:style-name="P149"/>
      <text:p text:style-name="P149"><text:tab/><text:tab/>layer | AVLayer <text:span text:style-name="T66">of the property</text:span></text:p>
      <text:p text:style-name="P149"><text:tab/><text:tab/><text:span text:style-name="T66">property | Property</text:span></text:p>
      <text:p text:style-name="P149"><text:tab/><text:tab/><text:span text:style-name="T68">adaptative | boolean, default: true</text:span></text:p>
      <text:p text:style-name="P151"><text:tab/><text:tab/><text:span text:style-name="T83">limit | float, default: 100</text:span></text:p>
      <text:p text:style-name="P150"><text:tab/><text:tab/><text:span text:style-name="T71">minExp | integer, default : 1, minimum exposure</text:span></text:p>
      <text:p text:style-name="P150"><text:tab/><text:tab/><text:span text:style-name="T71">maxExp | integer, default : 4, maximum exposure</text:span></text:p>
      <text:p text:style-name="P149"><text:tab/><text:tab/></text:p>
      <text:p text:style-name="P149"><text:tab/>returns</text:p>
      <text:p text:style-name="P149"/>
      <text:p text:style-name="P149"><text:tab/><text:tab/><text:span text:style-name="T65">true if successful, false if anything went wrong</text:span></text:p>
      <text:p text:style-name="P149"/>
      <text:p text:style-name="P69">Duik.addBones(layers)</text:p>
      <text:p text:style-name="P57"/>
      <text:p text:style-name="P38"><text:tab/><text:span text:style-name="T7">high</text:span><text:span text:style-name="T6">-level method.</text:span></text:p>
      <text:p text:style-name="P152"/>
      <text:p text:style-name="P152"><text:tab/><text:span text:style-name="T84">Adds bones to the layers, only on selected pins if any, or else on all puppet pins found on those layers.</text:span></text:p>
      <text:p text:style-name="P152"/>
      <text:p text:style-name="P152"><text:tab/>parameters</text:p>
      <text:p text:style-name="P152"/>
      <text:p text:style-name="P153"><text:tab/><text:tab/>layer<text:span text:style-name="T85">s</text:span> | <text:span text:style-name="T85">Array of AVLayers</text:span></text:p>
      <text:p text:style-name="P153"/>
      <text:p text:style-name="P153"><text:tab/>returns</text:p>
      <text:p text:style-name="P152"/>
      <text:p text:style-name="P153"><text:tab/><text:tab/><text:span text:style-name="T85">Array of AVLayers, the bones created</text:span></text:p>
      <text:p text:style-name="P153"/>
      <text:p text:style-name="P70">Duik.add<text:span text:style-name="T111">Zero</text:span>s(layers)</text:p>
      <text:p text:style-name="P58"/>
      <text:p text:style-name="P39"><text:tab/><text:span text:style-name="T7">high</text:span><text:span text:style-name="T6">-level method.</text:span></text:p>
      <text:p text:style-name="P154"/>
      <text:p text:style-name="P154"><text:tab/><text:span text:style-name="T111">Adds a null object for each layer, at the same place and orientation, and then parents the layer to it, parenting the null object (the zero) to the former parent of the layer.</text:span></text:p>
      <text:p text:style-name="P154"/>
      <text:p text:style-name="P154"><text:tab/>parameters</text:p>
      <text:p text:style-name="P154"/>
      <text:p text:style-name="P154"><text:tab/><text:tab/>layer<text:span text:style-name="T85">s</text:span> | <text:span text:style-name="T85">Array of AVLayers</text:span></text:p>
      <text:p text:style-name="P154"/>
      <text:p text:style-name="P154"><text:tab/>returns</text:p>
      <text:p text:style-name="P154"/>
      <text:p text:style-name="P154"><text:tab/><text:tab/><text:span text:style-name="T85">Array of AVLayers, the zeros created</text:span></text:p>
      <text:p text:style-name="P154"/>
      <text:p text:style-name="P71">Duik.<text:span text:style-name="T117">rotationMorph(layer,prop)</text:span></text:p>
      <text:p text:style-name="P59"/>
      <text:p text:style-name="P40"><text:tab/><text:span text:style-name="T7">high</text:span><text:span text:style-name="T6">-level method.</text:span></text:p>
      <text:p text:style-name="P155"/>
      <text:p text:style-name="P156"><text:tab/><text:span text:style-name="T118">Creates a rotation morph on the given property.</text:span></text:p>
      <text:p text:style-name="P155"/>
      <text:p text:style-name="P156"><text:soft-page-break/><text:tab/><text:span text:style-name="T118">Parameters</text:span></text:p>
      <text:p text:style-name="P156"/>
      <text:p text:style-name="P186"><text:tab/><text:tab/>layer | AVLayer</text:p>
      <text:p text:style-name="P186"><text:tab/><text:tab/>prop | Property</text:p>
      <text:p text:style-name="P186"><text:tab/><text:tab/></text:p>
      <text:p text:style-name="P186"><text:tab/>returns</text:p>
      <text:p text:style-name="P186"/>
      <text:p text:style-name="P186"><text:tab/><text:tab/>true if successful, false if anything went wrong</text:p>
      <text:p text:style-name="P186"/>
      <text:p text:style-name="P72">Duik.<text:span text:style-name="T121">swing(layer,prop)</text:span></text:p>
      <text:p text:style-name="P60"/>
      <text:p text:style-name="P41"><text:tab/><text:span text:style-name="T7">high</text:span><text:span text:style-name="T6">-level method.</text:span></text:p>
      <text:p text:style-name="P157"/>
      <text:p text:style-name="P158"><text:tab/><text:span text:style-name="T122">Creates a swing on the given property</text:span></text:p>
      <text:p text:style-name="P188"><text:tab/></text:p>
      <text:p text:style-name="P188"><text:tab/>parameters</text:p>
      <text:p text:style-name="P188"/>
      <text:p text:style-name="P188"><text:tab/><text:tab/>layer | AVLayer</text:p>
      <text:p text:style-name="P188"><text:tab/><text:tab/>prop | Property</text:p>
      <text:p text:style-name="P188"><text:tab/><text:tab/></text:p>
      <text:p text:style-name="P188"><text:tab/>returns</text:p>
      <text:p text:style-name="P188"/>
      <text:p text:style-name="P188"><text:tab/><text:tab/>true if successful, false if anything went wrong</text:p>
      <text:p text:style-name="P188"/>
      <text:p text:style-name="P73">Duik.<text:span text:style-name="T124">wheel(layer, radius, curved)</text:span></text:p>
      <text:p text:style-name="P61"/>
      <text:p text:style-name="P42"><text:tab/><text:span text:style-name="T7">high</text:span><text:span text:style-name="T6">-level method.</text:span></text:p>
      <text:p text:style-name="P159"/>
      <text:p text:style-name="P159"><text:tab/><text:span text:style-name="T124">Automates the rotation of the given layer using its position.</text:span></text:p>
      <text:p text:style-name="P189"><text:tab/>If curved, works even if the trajectory is not horizontal, but is heavier to compute.</text:p>
      <text:p text:style-name="P189"><text:tab/></text:p>
      <text:p text:style-name="P189"><text:tab/>parameters</text:p>
      <text:p text:style-name="P189"/>
      <text:p text:style-name="P189"><text:tab/><text:tab/>layer | AVLayer</text:p>
      <text:p text:style-name="P189"><text:tab/><text:tab/>radius | float, default 100.0</text:p>
      <text:p text:style-name="P189"><text:tab/><text:tab/>curved | boolean, default false</text:p>
      <text:p text:style-name="P189"><text:tab/><text:tab/></text:p>
      <text:p text:style-name="P189"><text:tab/>returns</text:p>
      <text:p text:style-name="P189"/>
      <text:p text:style-name="P189"><text:tab/><text:tab/>true if successful, false if anything went wrong</text:p>
      <text:p text:style-name="P189"/>
      <text:p text:style-name="P74">Duik.<text:span text:style-name="T126">morpher(layers)</text:span></text:p>
      <text:p text:style-name="P62"/>
      <text:p text:style-name="P43"><text:tab/><text:span text:style-name="T7">high</text:span><text:span text:style-name="T6">-level method.</text:span></text:p>
      <text:p text:style-name="P160"/>
      <text:p text:style-name="P161"><text:tab/><text:span text:style-name="T127">Adds a "morpher", a slider to easily control interpolations of selected properties of the given layers.</text:span></text:p>
      <text:p text:style-name="P190"><text:tab/></text:p>
      <text:p text:style-name="P190"><text:tab/>parameters</text:p>
      <text:p text:style-name="P190"/>
      <text:p text:style-name="P190"><text:tab/><text:tab/>layers | Array of AVLayer</text:p>
      <text:p text:style-name="P190"><text:tab/><text:tab/></text:p>
      <text:p text:style-name="P190"><text:soft-page-break/><text:tab/>returns</text:p>
      <text:p text:style-name="P190"/>
      <text:p text:style-name="P190"><text:tab/><text:tab/>true if successful, false if anything went wrong</text:p>
      <text:p text:style-name="P190"/>
      <text:p text:style-name="P82">Duik.lensFlare(layers);</text:p>
      <text:p text:style-name="P192"><text:tab/></text:p>
      <text:p text:style-name="P192"><text:tab/>Rigs the layers to move like a lens flare. The first layer in the selection is the controller, with sliders for intensity and size; the other layers have a distance property to adjust their position along the lens flare.</text:p>
      <text:p text:style-name="P192"><text:tab/></text:p>
      <text:p text:style-name="P192"><text:tab/>parameters</text:p>
      <text:p text:style-name="P192"/>
      <text:p text:style-name="P192"><text:tab/><text:tab/>layers | Array of AVLayer</text:p>
      <text:p text:style-name="P192"><text:tab/><text:tab/></text:p>
      <text:p text:style-name="P192"><text:tab/>returns</text:p>
      <text:p text:style-name="P192"/>
      <text:p text:style-name="P192"><text:tab/><text:tab/>true if successful, false if anything went wrong</text:p>
      <text:p text:style-name="P192"/>
      <text:p text:style-name="P83">Duik.<text:span text:style-name="T175">distanceLink(layer,property,parentLayer);</text:span></text:p>
      <text:p text:style-name="P193"><text:tab/></text:p>
      <text:p text:style-name="P193"><text:tab/><text:span text:style-name="T175">Links the property to the distance of parentLayer</text:span></text:p>
      <text:p text:style-name="P196"><text:tab/></text:p>
      <text:p text:style-name="P196"><text:tab/>parameters</text:p>
      <text:p text:style-name="P196"/>
      <text:p text:style-name="P196"><text:tab/><text:tab/>layer | AVLayer containing the property</text:p>
      <text:p text:style-name="P196"><text:tab/><text:tab/>property | Property to rig</text:p>
      <text:p text:style-name="P196"><text:tab/><text:tab/>parentLayer | AVLayer which distance from layer is used to rig</text:p>
      <text:p text:style-name="P196"><text:tab/><text:tab/></text:p>
      <text:p text:style-name="P196"><text:tab/>returns</text:p>
      <text:p text:style-name="P196"/>
      <text:p text:style-name="P196"><text:tab/><text:tab/>true if successful, false if anything went wrong</text:p>
      <text:p text:style-name="P196"/>
      <text:p text:style-name="P84">Duik.<text:span text:style-name="T180">spring(property, layer, simulated);</text:span></text:p>
      <text:p text:style-name="P194"><text:tab/></text:p>
      <text:p text:style-name="P195"><text:tab/><text:span text:style-name="T181">Adds a spring effect on the property</text:span></text:p>
      <text:p text:style-name="P198"><text:tab/></text:p>
      <text:p text:style-name="P198"><text:tab/>parameters</text:p>
      <text:p text:style-name="P198"/>
      <text:p text:style-name="P198"><text:tab/><text:tab/>property | <text:span text:style-name="T182">Property</text:span></text:p>
      <text:p text:style-name="P198"><text:tab/><text:tab/>layer | AVLayer containing the propert<text:span text:style-name="T183">y</text:span></text:p>
      <text:p text:style-name="P198"><text:tab/><text:tab/>simulated | if true, applies the simulated version of the spring, default: false</text:p>
      <text:p text:style-name="P198"><text:tab/><text:tab/></text:p>
      <text:p text:style-name="P198"><text:tab/>returns</text:p>
      <text:p text:style-name="P198"/>
      <text:p text:style-name="P198"><text:tab/><text:tab/>true if successful, false if anything went wrong</text:p>
      <text:p text:style-name="P267">Duik.uiStrings</text:p>
      <text:p text:style-name="P199"/>
      <text:p text:style-name="P211">Contains all string names used by effects created by Duik.</text:p>
      <text:p text:style-name="P219">You can set these strings to translate libDuik at runtime.</text:p>
      <text:p text:style-name="P211">Default values are English names.</text:p>
      <text:p text:style-name="P211"/>
      <text:p text:style-name="P8"><text:span text:style-name="T102">Duik.uiStrings </text:span>Attributes</text:p>
      <text:p text:style-name="P3"/>
      <text:p text:style-name="P97">Duik.uiStrings.ik</text:p>
      <text:p text:style-name="P97">Duik.uiStrings.wiggle</text:p>
      <text:p text:style-name="P97">Duik.uiStrings.exposure</text:p>
      <text:p text:style-name="P102">Duik.uiStrings.rotMorph</text:p>
      <text:p text:style-name="P102">Duik.uiStrings.swing</text:p>
      <text:p text:style-name="P102">Duik.uiStrings.wheel</text:p>
      <text:p text:style-name="P102">Duik.uiStrings.lensFlare</text:p>
      <text:p text:style-name="P109">Duik.uiStrings.distanceLink</text:p>
      <text:p text:style-name="P110">Duik.uiStrings.spring</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72">Name</text:p>
          </table:table-cell>
          <table:table-cell table:style-name="Tableau3.A1" office:value-type="string">
            <text:p text:style-name="P272">Type</text:p>
          </table:table-cell>
          <table:table-cell table:style-name="Tableau3.C1" office:value-type="string">
            <text:p text:style-name="P272">Description</text:p>
          </table:table-cell>
        </table:table-row>
        <table:table-row>
          <table:table-cell table:style-name="Tableau3.A2" office:value-type="string">
            <text:p text:style-name="P48">ik</text:p>
          </table:table-cell>
          <table:table-cell table:style-name="Tableau3.A2" office:value-type="string">
            <text:p text:style-name="P284">string</text:p>
          </table:table-cell>
          <table:table-cell table:style-name="Tableau3.C2" office:value-type="string">
            <text:p text:style-name="P97">"IK"</text:p>
          </table:table-cell>
        </table:table-row>
        <table:table-row>
          <table:table-cell table:style-name="Tableau3.A2" office:value-type="string">
            <text:p text:style-name="P66">wiggle</text:p>
          </table:table-cell>
          <table:table-cell table:style-name="Tableau3.A2" office:value-type="string">
            <text:p text:style-name="P284">string</text:p>
          </table:table-cell>
          <table:table-cell table:style-name="Tableau3.C2" office:value-type="string">
            <text:p text:style-name="P97">"Wiggle"</text:p>
          </table:table-cell>
        </table:table-row>
        <table:table-row>
          <table:table-cell table:style-name="Tableau3.A2" office:value-type="string">
            <text:p text:style-name="P66">exposure</text:p>
          </table:table-cell>
          <table:table-cell table:style-name="Tableau3.A2" office:value-type="string">
            <text:p text:style-name="P284">string</text:p>
          </table:table-cell>
          <table:table-cell table:style-name="Tableau3.C2" office:value-type="string">
            <text:p text:style-name="P97">"Exposure"</text:p>
          </table:table-cell>
        </table:table-row>
        <table:table-row>
          <table:table-cell table:style-name="Tableau3.A2" office:value-type="string">
            <text:p text:style-name="P79">rotMorph</text:p>
          </table:table-cell>
          <table:table-cell table:style-name="Tableau3.A2" office:value-type="string">
            <text:p text:style-name="P290">string</text:p>
          </table:table-cell>
          <table:table-cell table:style-name="Tableau3.C2" office:value-type="string">
            <text:p text:style-name="P102">"Rotation Morph"</text:p>
          </table:table-cell>
        </table:table-row>
        <table:table-row>
          <table:table-cell table:style-name="Tableau3.A2" office:value-type="string">
            <text:p text:style-name="P79">swing</text:p>
          </table:table-cell>
          <table:table-cell table:style-name="Tableau3.A2" office:value-type="string">
            <text:p text:style-name="P290">string</text:p>
          </table:table-cell>
          <table:table-cell table:style-name="Tableau3.C2" office:value-type="string">
            <text:p text:style-name="P102">"Swing"</text:p>
          </table:table-cell>
        </table:table-row>
        <table:table-row>
          <table:table-cell table:style-name="Tableau3.A2" office:value-type="string">
            <text:p text:style-name="P79">wheel</text:p>
          </table:table-cell>
          <table:table-cell table:style-name="Tableau3.A2" office:value-type="string">
            <text:p text:style-name="P290">string</text:p>
          </table:table-cell>
          <table:table-cell table:style-name="Tableau3.C2" office:value-type="string">
            <text:p text:style-name="P102">"Wheel"</text:p>
          </table:table-cell>
        </table:table-row>
        <table:table-row>
          <table:table-cell table:style-name="Tableau3.A2" office:value-type="string">
            <text:p text:style-name="P79">lensFlare</text:p>
          </table:table-cell>
          <table:table-cell table:style-name="Tableau3.A2" office:value-type="string">
            <text:p text:style-name="P290">string</text:p>
          </table:table-cell>
          <table:table-cell table:style-name="Tableau3.C2" office:value-type="string">
            <text:p text:style-name="P102">"Lens Flare"</text:p>
          </table:table-cell>
        </table:table-row>
        <table:table-row>
          <table:table-cell table:style-name="Tableau3.A2" office:value-type="string">
            <text:p text:style-name="P86">distanceLink</text:p>
          </table:table-cell>
          <table:table-cell table:style-name="Tableau3.A2" office:value-type="string">
            <text:p text:style-name="P291">string</text:p>
          </table:table-cell>
          <table:table-cell table:style-name="Tableau3.C2" office:value-type="string">
            <text:p text:style-name="P103">"<text:span text:style-name="T179">Distance Link</text:span>"</text:p>
          </table:table-cell>
        </table:table-row>
        <table:table-row>
          <table:table-cell table:style-name="Tableau3.A2" office:value-type="string">
            <text:p text:style-name="P87">spring</text:p>
          </table:table-cell>
          <table:table-cell table:style-name="Tableau3.A2" office:value-type="string">
            <text:p text:style-name="P292">string</text:p>
          </table:table-cell>
          <table:table-cell table:style-name="Tableau3.C2" office:value-type="string">
            <text:p text:style-name="P104">"<text:span text:style-name="T184">Spring</text:span>"</text:p>
          </table:table-cell>
        </table:table-row>
      </table:table>
      <text:p text:style-name="P3"/>
      <text:p text:style-name="P245"/>
      <text:p text:style-name="P268">Duik.settings</text:p>
      <text:p text:style-name="P214"/>
      <text:p text:style-name="P214">Access to settings used by Duik.</text:p>
      <text:p text:style-name="P214"/>
      <text:p text:style-name="P8"><text:span text:style-name="T103">Duik.settings </text:span>Attributes</text:p>
      <text:p text:style-name="P4"/>
      <text:p text:style-name="P226">These attributes define some settings and preferences needed by Duik.</text:p>
      <text:p text:style-name="P226">If you set them, they can be saved to be reloaded even if After Effects is shutdown, using <text:span text:style-name="T41">Duik.settings.save()</text:span>. If this method is not called, the settings will be set back to previous values if After Effects is shut down.</text:p>
      <text:p text:style-name="P226">Saved settings must be loaded at runtime calling <text:span text:style-name="T41">Duik.settings.load()</text:span>.</text:p>
      <text:p text:style-name="P226">Default values can be restored using <text:span text:style-name="T41">Duik.settings.restoreDefaults()</text:span>.</text:p>
      <text:p text:style-name="P4"/>
      <text:p text:style-name="P88">Duik.settings.controllerSize</text:p>
      <text:p text:style-name="P88">Duik.settings.controllerSizeAuto</text:p>
      <text:p text:style-name="P88">Duik.settings.controllerSizeHint</text:p>
      <text:p text:style-name="P98">Duik.settings.boneType</text:p>
      <text:p text:style-name="P98">Duik.settings.boneSize</text:p>
      <text:p text:style-name="P98">Duik.settings.boneSizeAuto</text:p>
      <text:p text:style-name="P98">Duik.settings.boneSizeHint</text:p>
      <text:p text:style-name="P98">Duik.settings.boneColor</text:p>
      <text:p text:style-name="P105">Duik.settings.morpherCreatesKeyframes</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73">Name</text:p>
          </table:table-cell>
          <table:table-cell table:style-name="Tableau4.A1" office:value-type="string">
            <text:p text:style-name="P273">Type</text:p>
          </table:table-cell>
          <table:table-cell table:style-name="Tableau4.A1" office:value-type="string">
            <text:p text:style-name="P273">Description</text:p>
          </table:table-cell>
          <table:table-cell table:style-name="Tableau4.D1" office:value-type="string">
            <text:p text:style-name="P274">Default</text:p>
          </table:table-cell>
        </table:table-row>
        <table:table-row>
          <table:table-cell table:style-name="Tableau4.A2" office:value-type="string">
            <text:p text:style-name="P47">controllerSize</text:p>
          </table:table-cell>
          <table:table-cell table:style-name="Tableau4.A2" office:value-type="string">
            <text:p text:style-name="P274">integer</text:p>
          </table:table-cell>
          <table:table-cell table:style-name="Tableau4.A2" office:value-type="string">
            <text:p text:style-name="P215"><text:span text:style-name="T52">S</text:span>ize of controllers in pixels</text:p>
          </table:table-cell>
          <table:table-cell table:style-name="Tableau4.D2" office:value-type="string">
            <text:p text:style-name="P285">100</text:p>
          </table:table-cell>
        </table:table-row>
        <table:table-row>
          <table:table-cell table:style-name="Tableau4.A2" office:value-type="string">
            <text:p text:style-name="P47">controllerSizeAuto</text:p>
          </table:table-cell>
          <table:table-cell table:style-name="Tableau4.A2" office:value-type="string">
            <text:p text:style-name="P274">boolean</text:p>
          </table:table-cell>
          <table:table-cell table:style-name="Tableau4.A2" office:value-type="string">
            <text:p text:style-name="P215"><text:span text:style-name="T52">I</text:span>f true, controller sizes will be automatically adapted to comp size, according to <text:span text:style-name="T41">Duik.settings.controllerSizeHint</text:span></text:p>
          </table:table-cell>
          <table:table-cell table:style-name="Tableau4.D2" office:value-type="string">
            <text:p text:style-name="P285">true</text:p>
          </table:table-cell>
        </table:table-row>
        <table:table-row>
          <table:table-cell table:style-name="Tableau4.A2" office:value-type="string">
            <text:p text:style-name="P47">controllerSizeHint</text:p>
          </table:table-cell>
          <table:table-cell table:style-name="Tableau4.A2" office:value-type="string">
            <text:p text:style-name="P276">integer</text:p>
          </table:table-cell>
          <table:table-cell table:style-name="Tableau4.A2" office:value-type="string">
            <text:p text:style-name="P222">Enumerated value, one of:</text:p>
            <text:p text:style-name="P222">Duik.sizes.SMALL</text:p>
            <text:p text:style-name="P222">Duik.sizes.MEDIUM</text:p>
            <text:p text:style-name="P222">Duik.sizes.BIG</text:p>
          </table:table-cell>
          <table:table-cell table:style-name="Tableau4.D2" office:value-type="string">
            <text:p text:style-name="P242">Duik.sizes.MEDIUM</text:p>
          </table:table-cell>
        </table:table-row>
        <table:table-row>
          <table:table-cell table:style-name="Tableau4.A2" office:value-type="string">
            <text:p text:style-name="P67">boneType</text:p>
          </table:table-cell>
          <table:table-cell table:style-name="Tableau4.A2" office:value-type="string">
            <text:p text:style-name="P280">integer</text:p>
          </table:table-cell>
          <table:table-cell table:style-name="Tableau4.A2" office:value-type="string">
            <text:p text:style-name="P223">Enumerated value, one of:</text:p>
            <text:p text:style-name="P225">Duik.layerTypes.NULL</text:p>
            <text:p text:style-name="P225">Duik.layerTypes.SOLID</text:p>
          </table:table-cell>
          <table:table-cell table:style-name="Tableau4.D2" office:value-type="string">
            <text:p text:style-name="P286">Duik.layerTypes.SOLID</text:p>
          </table:table-cell>
        </table:table-row>
        <table:table-row>
          <table:table-cell table:style-name="Tableau4.A2" office:value-type="string">
            <text:p text:style-name="P67">boneSize</text:p>
          </table:table-cell>
          <table:table-cell table:style-name="Tableau4.A2" office:value-type="string">
            <text:p text:style-name="P281">integer</text:p>
          </table:table-cell>
          <table:table-cell table:style-name="Tableau4.A2" office:value-type="string">
            <text:p text:style-name="P217"><text:span text:style-name="T52">S</text:span>ize of <text:span text:style-name="T86">bones</text:span> in pixels</text:p>
          </table:table-cell>
          <table:table-cell table:style-name="Tableau4.D2" office:value-type="string">
            <text:p text:style-name="P287">20</text:p>
          </table:table-cell>
        </table:table-row>
        <table:table-row>
          <table:table-cell table:style-name="Tableau4.A2" office:value-type="string">
            <text:p text:style-name="P67">boneSizeAuto</text:p>
          </table:table-cell>
          <table:table-cell table:style-name="Tableau4.A2" office:value-type="string">
            <text:p text:style-name="P275">boolean</text:p>
          </table:table-cell>
          <table:table-cell table:style-name="Tableau4.A2" office:value-type="string">
            <text:p text:style-name="P217"><text:span text:style-name="T52">I</text:span>f true, bone <text:span text:style-name="T86">siz</text:span>es will be automatically adapted to comp size, according to <text:span text:style-name="T41">Duik.settings.</text:span><text:span text:style-name="T43">bone</text:span><text:span text:style-name="T41">SizeHint</text:span></text:p>
          </table:table-cell>
          <table:table-cell table:style-name="Tableau4.D2" office:value-type="string">
            <text:p text:style-name="P288">true</text:p>
          </table:table-cell>
        </table:table-row>
        <table:table-row>
          <table:table-cell table:style-name="Tableau4.A2" office:value-type="string">
            <text:p text:style-name="P67">boneSizeHint</text:p>
          </table:table-cell>
          <table:table-cell table:style-name="Tableau4.A2" office:value-type="string">
            <text:p text:style-name="P277">integer</text:p>
          </table:table-cell>
          <table:table-cell table:style-name="Tableau4.A2" office:value-type="string">
            <text:p text:style-name="P224">Enumerated value, one of:</text:p>
            <text:p text:style-name="P224">Duik.sizes.SMALL</text:p>
            <text:p text:style-name="P224">Duik.sizes.MEDIUM</text:p>
            <text:p text:style-name="P224">Duik.sizes.BIG</text:p>
          </table:table-cell>
          <table:table-cell table:style-name="Tableau4.D2" office:value-type="string">
            <text:p text:style-name="P224">Duik.sizes.MEDIUM</text:p>
          </table:table-cell>
        </table:table-row>
        <table:table-row>
          <table:table-cell table:style-name="Tableau4.A2" office:value-type="string">
            <text:p text:style-name="P67">boneColor</text:p>
          </table:table-cell>
          <table:table-cell table:style-name="Tableau4.A2" office:value-type="string">
            <text:p text:style-name="P282">string</text:p>
          </table:table-cell>
          <table:table-cell table:style-name="Tableau4.A2" office:value-type="string">
            <text:p text:style-name="P289">Hex value of the color of the bones, excluding leading « # »</text:p>
          </table:table-cell>
          <table:table-cell table:style-name="Tableau4.D2" office:value-type="string">
            <text:p text:style-name="P287">« <text:span text:style-name="T87">FF0000 »</text:span></text:p>
          </table:table-cell>
        </table:table-row>
        <text:soft-page-break/>
        <table:table-row>
          <table:table-cell table:style-name="Tableau4.A2" office:value-type="string">
            <text:p text:style-name="P80">morpherCreatesKeyframes</text:p>
          </table:table-cell>
          <table:table-cell table:style-name="Tableau4.A2" office:value-type="string">
            <text:p text:style-name="P283">boolean</text:p>
          </table:table-cell>
          <table:table-cell table:style-name="Tableau4.A2" office:value-type="string">
            <text:p text:style-name="P293">If true, morpher will automatically create keyframes for each keyframe of the controlled properties</text:p>
          </table:table-cell>
          <table:table-cell table:style-name="Tableau4.D2" office:value-type="string">
            <text:p text:style-name="P293">true</text:p>
          </table:table-cell>
        </table:table-row>
      </table:table>
      <text:p text:style-name="P215"/>
      <text:p text:style-name="P9"><text:span text:style-name="T103">Duik.settings </text:span>Methods</text:p>
      <text:p text:style-name="P7"/>
      <text:p text:style-name="P99">Duik.settings.save()</text:p>
      <text:p text:style-name="P99">Duik.settings.load()</text:p>
      <text:p text:style-name="P99">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279">Name</text:p>
          </table:table-cell>
          <table:table-cell table:style-name="Tableau7.A1" office:value-type="string">
            <text:p text:style-name="P279">Description</text:p>
          </table:table-cell>
          <table:table-cell table:style-name="Tableau7.C1" office:value-type="string">
            <text:p text:style-name="P279">Return</text:p>
          </table:table-cell>
        </table:table-row>
        <table:table-row>
          <table:table-cell table:style-name="Tableau7.A2" office:value-type="string">
            <text:p text:style-name="P68">save()</text:p>
          </table:table-cell>
          <table:table-cell table:style-name="Tableau7.A2" office:value-type="string">
            <text:p text:style-name="P172">Saves Duik settings into After Effects preferences</text:p>
          </table:table-cell>
          <table:table-cell table:style-name="Tableau7.C2" office:value-type="string">
            <text:p text:style-name="P172">void</text:p>
          </table:table-cell>
        </table:table-row>
        <table:table-row>
          <table:table-cell table:style-name="Tableau7.A2" office:value-type="string">
            <text:p text:style-name="P68">load()</text:p>
          </table:table-cell>
          <table:table-cell table:style-name="Tableau7.A2" office:value-type="string">
            <text:p text:style-name="P172">Loads Duik settings from After Effects preferences</text:p>
          </table:table-cell>
          <table:table-cell table:style-name="Tableau7.C2" office:value-type="string">
            <text:p text:style-name="P172">void</text:p>
          </table:table-cell>
        </table:table-row>
        <table:table-row>
          <table:table-cell table:style-name="Tableau7.A2" office:value-type="string">
            <text:p text:style-name="P68">restoreDefaults()</text:p>
          </table:table-cell>
          <table:table-cell table:style-name="Tableau7.A2" office:value-type="string">
            <text:p text:style-name="P300">Restore default values to Duik settings</text:p>
          </table:table-cell>
          <table:table-cell table:style-name="Tableau7.C2" office:value-type="string">
            <text:p text:style-name="P172">void</text:p>
          </table:table-cell>
        </table:table-row>
      </table:table>
      <text:p text:style-name="P166"/>
      <text:p text:style-name="P18">Duik.<text:span text:style-name="T89">settings.save()</text:span></text:p>
      <text:p text:style-name="P128"/>
      <text:p text:style-name="P128"><text:tab/><text:span text:style-name="T88">Saves Duik settings attributes into After Effects preferences (using app.settings.saveSetting())</text:span></text:p>
      <text:p text:style-name="P173"><text:tab/>Those settings can be loaded when the script <text:span text:style-name="T91">runs</text:span> using <text:span text:style-name="T41">Duik.settings.load()</text:span>. This allows to easily restore the settings set by the user even if After Effects is shut down.</text:p>
      <text:p text:style-name="P128"><text:tab/><text:tab/></text:p>
      <text:p text:style-name="P128"><text:tab/>parameters:</text:p>
      <text:p text:style-name="P128"/>
      <text:p text:style-name="P128"><text:tab/><text:tab/><text:span text:style-name="T90">none</text:span></text:p>
      <text:p text:style-name="P128"><text:tab/><text:tab/><text:tab/><text:tab/></text:p>
      <text:p text:style-name="P128"><text:tab/>returns</text:p>
      <text:p text:style-name="P128"/>
      <text:p text:style-name="P128"><text:tab/><text:tab/><text:span text:style-name="T90">void</text:span></text:p>
      <text:p text:style-name="P128"/>
      <text:p text:style-name="P19">Duik.<text:span text:style-name="T89">settings.load()</text:span></text:p>
      <text:p text:style-name="P129"/>
      <text:p text:style-name="P129"><text:tab/><text:span text:style-name="T92">Loads Duik settings attributes from After Effects preferences (using app.settings.getSetting())</text:span></text:p>
      <text:p text:style-name="P174"><text:tab/>This allows to easily restore the settings set by the user even if After Effects is shut down.</text:p>
      <text:p text:style-name="P174"><text:tab/><text:span text:style-name="T93">If this method is not called at runtime, default values will be loaded at first run.</text:span></text:p>
      <text:p text:style-name="P129"><text:tab/><text:tab/></text:p>
      <text:p text:style-name="P129"><text:tab/>parameters:</text:p>
      <text:p text:style-name="P129"/>
      <text:p text:style-name="P129"><text:tab/><text:tab/><text:span text:style-name="T90">none</text:span></text:p>
      <text:p text:style-name="P129"><text:tab/><text:tab/><text:tab/><text:tab/></text:p>
      <text:p text:style-name="P129"><text:tab/>returns</text:p>
      <text:p text:style-name="P129"/>
      <text:p text:style-name="P129"><text:tab/><text:tab/><text:span text:style-name="T90">void</text:span></text:p>
      <text:p text:style-name="P175"/>
      <text:p text:style-name="P20">Duik.<text:span text:style-name="T89">settings.restoreDefaults()</text:span></text:p>
      <text:p text:style-name="P130"><text:soft-page-break/></text:p>
      <text:p text:style-name="P131"><text:tab/><text:span text:style-name="T88">Restore default values to Duik settings. These values will not be saved until Duik.settings.save() is called.</text:span></text:p>
      <text:p text:style-name="P130"><text:tab/><text:tab/></text:p>
      <text:p text:style-name="P130"><text:tab/>parameters:</text:p>
      <text:p text:style-name="P130"/>
      <text:p text:style-name="P130"><text:tab/><text:tab/><text:span text:style-name="T90">none</text:span></text:p>
      <text:p text:style-name="P130"><text:tab/><text:tab/><text:tab/><text:tab/></text:p>
      <text:p text:style-name="P130"><text:tab/>returns</text:p>
      <text:p text:style-name="P130"/>
      <text:p text:style-name="P130"><text:tab/><text:tab/><text:span text:style-name="T90">void</text:span></text:p>
      <text:p text:style-name="P130"/>
      <text:p text:style-name="P269">Duik.<text:span text:style-name="T58">utils</text:span></text:p>
      <text:p text:style-name="P216"/>
      <text:p text:style-name="P221">Some useful methods.</text:p>
      <text:p text:style-name="P216"/>
      <text:p text:style-name="P9"><text:span text:style-name="T103">Duik.</text:span><text:span text:style-name="T104">utils </text:span>Methods</text:p>
      <text:p text:style-name="P6"/>
      <text:p text:style-name="P93">Duik.utils.prepareProperty(property,isFX,index,depth,parentName)</text:p>
      <text:p text:style-name="P95">Duik.utils.getPropertyDimensions(property)</text:p>
      <text:p text:style-name="P95">Duik.utils.getLength(value1,value2)</text:p>
      <text:p text:style-name="P95">Duik.utils.getAverageSpeed(layer,property)</text:p>
      <text:p text:style-name="P95">Duik.utils.addPseudoEffect(layer,pseudoEffectName)</text:p>
      <text:p text:style-name="P100">Duik.utils.getPuppetPins(<text:span text:style-name="T112">effects</text:span>)</text:p>
      <text:p text:style-name="P101">Duik.utils.getDistance(layer1,layer2)</text:p>
      <text:p text:style-name="P106">Duik.utils.rigProperty(layer,prop,pseudoEffect)</text:p>
      <text:p text:style-name="P107">Duik.utils.deselectLayers()</text:p>
      <text:p text:style-name="P108">Duik.utils.checkNames(comp)</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78">Name</text:p>
          </table:table-cell>
          <table:table-cell table:style-name="Tableau6.A1" office:value-type="string">
            <text:p text:style-name="P278">Description</text:p>
          </table:table-cell>
          <table:table-cell table:style-name="Tableau6.C1" office:value-type="string">
            <text:p text:style-name="P278">Return</text:p>
          </table:table-cell>
        </table:table-row>
        <table:table-row>
          <table:table-cell table:style-name="Tableau6.A2" office:value-type="string">
            <text:p text:style-name="P64">prepareProperty(property, isFX, index, depth, parentName)</text:p>
          </table:table-cell>
          <table:table-cell table:style-name="Tableau6.A2" office:value-type="string">
            <text:p text:style-name="P167">Prepare<text:span text:style-name="T73">s</text:span> property to be rigged</text:p>
          </table:table-cell>
          <table:table-cell table:style-name="Tableau6.C2" office:value-type="string">
            <text:p text:style-name="P116">true if <text:span text:style-name="T60">property can set expression, false otherwise</text:span></text:p>
          </table:table-cell>
        </table:table-row>
        <table:table-row>
          <table:table-cell table:style-name="Tableau6.A2" office:value-type="string">
            <text:p text:style-name="P63">getPropertyDimensions(property )</text:p>
          </table:table-cell>
          <table:table-cell table:style-name="Tableau6.A2" office:value-type="string">
            <text:p text:style-name="P168">Gets the dimensions of the property (1, 2 or 3), taking care of 2D layer positions (reported as 3D by AFX, but to be considdered as 2D)</text:p>
          </table:table-cell>
          <table:table-cell table:style-name="Tableau6.C2" office:value-type="string">
            <text:p text:style-name="P168">integer, number of dimensions</text:p>
          </table:table-cell>
        </table:table-row>
        <table:table-row>
          <table:table-cell table:style-name="Tableau6.A2" office:value-type="string">
            <text:p text:style-name="P63">getLength(value1, value2)</text:p>
          </table:table-cell>
          <table:table-cell table:style-name="Tableau6.A2" office:value-type="string">
            <text:p text:style-name="P298">Gets the length between the values, whichever dimensions they are</text:p>
          </table:table-cell>
          <table:table-cell table:style-name="Tableau6.C2" office:value-type="string">
            <text:p text:style-name="P168">float, length between the values</text:p>
          </table:table-cell>
        </table:table-row>
        <table:table-row>
          <table:table-cell table:style-name="Tableau6.A2" office:value-type="string">
            <text:p text:style-name="P63">getAverageSpeed(layer, property)</text:p>
          </table:table-cell>
          <table:table-cell table:style-name="Tableau6.A2" office:value-type="string">
            <text:p text:style-name="P298">Gets the average speed of the animated property, between its first and last keyframe only</text:p>
          </table:table-cell>
          <table:table-cell table:style-name="Tableau6.C2" office:value-type="string">
            <text:p text:style-name="P168">float, average speed of the property</text:p>
          </table:table-cell>
        </table:table-row>
        <table:table-row>
          <table:table-cell table:style-name="Tableau6.A2" office:value-type="string">
            <text:p text:style-name="P63">addPseudoEffect(layer, pseudoEffectName)</text:p>
          </table:table-cell>
          <table:table-cell table:style-name="Tableau6.A2" office:value-type="string">
            <text:p text:style-name="P298">Adds a Duik predefined pseudo effect to the layer</text:p>
          </table:table-cell>
          <table:table-cell table:style-name="Tableau6.C2" office:value-type="string">
            <text:p text:style-name="P168">Property, the effect added</text:p>
          </table:table-cell>
        </table:table-row>
        <table:table-row>
          <table:table-cell table:style-name="Tableau6.A2" office:value-type="string">
            <text:p text:style-name="P76">getDistance(layer1,layer2)</text:p>
          </table:table-cell>
          <table:table-cell table:style-name="Tableau6.A2" office:value-type="string">
            <text:p text:style-name="P302">Measure distance between two layers</text:p>
          </table:table-cell>
          <table:table-cell table:style-name="Tableau6.C2" office:value-type="string">
            <text:p text:style-name="P178">integer, distance between layers, in pixels</text:p>
          </table:table-cell>
        </table:table-row>
        <table:table-row>
          <table:table-cell table:style-name="Tableau6.A2" office:value-type="string">
            <text:p text:style-name="P77">getPuppetPins(effects)</text:p>
          </table:table-cell>
          <table:table-cell table:style-name="Tableau6.A2" office:value-type="string">
            <text:p text:style-name="P303">Gets all puppet pins from a layer effects</text:p>
          </table:table-cell>
          <table:table-cell table:style-name="Tableau6.C2" office:value-type="string">
            <text:p text:style-name="P179">Array of Properties, all puppet pins found</text:p>
          </table:table-cell>
        </table:table-row>
        <table:table-row>
          <table:table-cell table:style-name="Tableau6.A2" office:value-type="string">
            <text:p text:style-name="P78">rigProperty(layer, prop, pseudoEffect)</text:p>
          </table:table-cell>
          <table:table-cell table:style-name="Tableau6.A2" office:value-type="string">
            <text:p text:style-name="P305">Performs some checks on the property and adds a pseudo effect on the layer</text:p>
          </table:table-cell>
          <table:table-cell table:style-name="Tableau6.C2" office:value-type="string">
            <text:p text:style-name="P187">Property, the effect added</text:p>
          </table:table-cell>
        </table:table-row>
        <table:table-row>
          <table:table-cell table:style-name="Tableau6.A2" office:value-type="string">
            <text:p text:style-name="P81">deselectLayers()</text:p>
          </table:table-cell>
          <table:table-cell table:style-name="Tableau6.A2" office:value-type="string">
            <text:p text:style-name="P309">Deselects all layers</text:p>
          </table:table-cell>
          <table:table-cell table:style-name="Tableau6.C2" office:value-type="string">
            <text:p text:style-name="P191">Void</text:p>
          </table:table-cell>
        </table:table-row>
        <table:table-row>
          <table:table-cell table:style-name="Tableau6.A2" office:value-type="string">
            <text:p text:style-name="P85">checkNames(comp)</text:p>
          </table:table-cell>
          <table:table-cell table:style-name="Tableau6.A2" office:value-type="string">
            <text:p text:style-name="P312">Checks for duplicate names among the layers of the comp, renaming them if found.</text:p>
          </table:table-cell>
          <table:table-cell table:style-name="Tableau6.C2" office:value-type="string">
            <text:p text:style-name="P197">true if any layer was renamed</text:p>
          </table:table-cell>
        </table:table-row>
      </table:table>
      <text:p text:style-name="P165"/>
      <text:p text:style-name="P13">Duik.<text:span text:style-name="T73">utils.prepareProperty(property,isFX,index,depth,parentName)</text:span></text:p>
      <text:p text:style-name="P117"/>
      <text:p text:style-name="P117"><text:tab/><text:span text:style-name="T59">Prepare the given property to be rigged.</text:span></text:p>
      <text:p text:style-name="P117"><text:soft-page-break/><text:tab/><text:span text:style-name="T42">isFX</text:span><text:span text:style-name="T61">, </text:span><text:span text:style-name="T42">index</text:span><text:span text:style-name="T61">, </text:span><text:span text:style-name="T42">depth</text:span><text:span text:style-name="T61">, </text:span><text:span text:style-name="T42">parentName</text:span><text:span text:style-name="T61"> will be filled by the method with the values corresponding to this property.</text:span></text:p>
      <text:p text:style-name="P117"><text:tab/><text:tab/></text:p>
      <text:p text:style-name="P117"><text:tab/>parameters:</text:p>
      <text:p text:style-name="P117"/>
      <text:p text:style-name="P117"><text:tab/><text:tab/><text:span text:style-name="T61">property</text:span> | <text:span text:style-name="T61">Property</text:span></text:p>
      <text:p text:style-name="P117"><text:tab/><text:tab/><text:span text:style-name="T61">isFX</text:span> | <text:span text:style-name="T61">boolean</text:span></text:p>
      <text:p text:style-name="P117"><text:tab/><text:tab/><text:span text:style-name="T62">index</text:span> | <text:span text:style-name="T62">integer</text:span></text:p>
      <text:p text:style-name="P117"><text:tab/><text:tab/><text:span text:style-name="T62">depth</text:span> | <text:span text:style-name="T62">integer</text:span></text:p>
      <text:p text:style-name="P117"><text:tab/><text:tab/><text:span text:style-name="T62">parentName</text:span> | <text:span text:style-name="T62">string</text:span></text:p>
      <text:p text:style-name="P117"><text:tab/><text:tab/><text:tab/><text:tab/></text:p>
      <text:p text:style-name="P117"><text:tab/>returns</text:p>
      <text:p text:style-name="P117"/>
      <text:p text:style-name="P119"><text:tab/><text:tab/>true if <text:span text:style-name="T60">property can set expression, false otherwise</text:span></text:p>
      <text:p text:style-name="P119"/>
      <text:p text:style-name="P14">Duik.<text:span text:style-name="T73">utils.getPropertyDimensions(property)</text:span></text:p>
      <text:p text:style-name="P120"/>
      <text:p text:style-name="P121"><text:tab/><text:span text:style-name="T72">Gets the dimensions of the property (1, 2 or 3), taking care of 2D layer positions (reported as 3D by AFX, but to be considdered as 2D)</text:span></text:p>
      <text:p text:style-name="P120"><text:tab/><text:tab/></text:p>
      <text:p text:style-name="P120"><text:tab/>parameters:</text:p>
      <text:p text:style-name="P120"/>
      <text:p text:style-name="P120"><text:tab/><text:tab/><text:span text:style-name="T61">property</text:span> | <text:span text:style-name="T61">Property</text:span></text:p>
      <text:p text:style-name="P120"><text:tab/><text:tab/><text:tab/><text:tab/></text:p>
      <text:p text:style-name="P120"><text:tab/>returns</text:p>
      <text:p text:style-name="P120"/>
      <text:p text:style-name="P122"><text:tab/><text:tab/><text:span text:style-name="T72">integer, number of dimensions</text:span></text:p>
      <text:p text:style-name="P122"/>
      <text:p text:style-name="P15">Duik.<text:span text:style-name="T74">utils.getLength(value1, value2)</text:span></text:p>
      <text:p text:style-name="P120"/>
      <text:p text:style-name="P123"><text:tab/><text:span text:style-name="T72">Gets the length between the values, whichever dimensions they are</text:span></text:p>
      <text:p text:style-name="P120"><text:tab/><text:tab/></text:p>
      <text:p text:style-name="P120"><text:tab/>parameters:</text:p>
      <text:p text:style-name="P120"/>
      <text:p text:style-name="P120"><text:tab/><text:tab/><text:span text:style-name="T75">value1</text:span> | <text:span text:style-name="T75">float or Array of float, first coordinates</text:span></text:p>
      <text:p text:style-name="P124"><text:tab/><text:tab/><text:span text:style-name="T75">value1</text:span> | <text:span text:style-name="T75">float or Array of float, second coordinates</text:span></text:p>
      <text:p text:style-name="P120"><text:tab/><text:tab/><text:tab/><text:tab/></text:p>
      <text:p text:style-name="P120"><text:tab/>returns</text:p>
      <text:p text:style-name="P120"/>
      <text:p text:style-name="P124"><text:tab/><text:tab/><text:span text:style-name="T72">float, length between the values</text:span></text:p>
      <text:p text:style-name="P120"/>
      <text:p text:style-name="P16">Duik.<text:span text:style-name="T76">utils.getAverageSpeed(layer, property)</text:span></text:p>
      <text:p text:style-name="P120"/>
      <text:p text:style-name="P125"><text:tab/><text:span text:style-name="T72">Gets the average speed of the animated property, between its first and last keyframe only.</text:span></text:p>
      <text:p text:style-name="P120"><text:tab/><text:tab/></text:p>
      <text:p text:style-name="P120"><text:tab/>parameters:</text:p>
      <text:p text:style-name="P120"/>
      <text:p text:style-name="P125"><text:tab/><text:tab/><text:span text:style-name="T76">layer | AVLayer of the property</text:span></text:p>
      <text:p text:style-name="P125"><text:span text:style-name="T61"><text:tab/><text:tab/>property</text:span> | <text:span text:style-name="T61">Property</text:span></text:p>
      <text:p text:style-name="P120"><text:tab/><text:tab/><text:tab/><text:tab/></text:p>
      <text:p text:style-name="P120"><text:tab/>returns</text:p>
      <text:p text:style-name="P120"/>
      <text:p text:style-name="P126"><text:soft-page-break/><text:tab/><text:tab/><text:span text:style-name="T72">float, average speed of the property</text:span></text:p>
      <text:p text:style-name="P120"/>
      <text:p text:style-name="P17">Duik.<text:span text:style-name="T77">utils.addPseudoEffect(layer, pseudoEffectFileName)</text:span></text:p>
      <text:p text:style-name="P120"/>
      <text:p text:style-name="P127"><text:tab/><text:span text:style-name="T72">Adds a Duik predefined pseudo effect to the layer. The AFX preset file of the pseudo effect must be located in the same folder as libDuik.jsxinc and called « Duik_ » + pseudoEffectName + « .ffx ».</text:span></text:p>
      <text:p text:style-name="P170">In the preset, the effect must be called pseudoEffectName.</text:p>
      <text:p text:style-name="P120"><text:tab/><text:tab/></text:p>
      <text:p text:style-name="P120"><text:tab/>parameters:</text:p>
      <text:p text:style-name="P120"/>
      <text:p text:style-name="P120"><text:tab/><text:tab/><text:span text:style-name="T77">layer</text:span> | <text:span text:style-name="T77">AVLayer</text:span></text:p>
      <text:p text:style-name="P132"><text:tab/><text:tab/><text:span text:style-name="T77">pseudoEffectFileName</text:span> | <text:span text:style-name="T77">string, name of the file of the pseudo effect</text:span></text:p>
      <text:p text:style-name="P120"><text:tab/><text:tab/><text:tab/><text:tab/></text:p>
      <text:p text:style-name="P120"><text:tab/>returns</text:p>
      <text:p text:style-name="P120"/>
      <text:p text:style-name="P133"><text:tab/><text:tab/><text:span text:style-name="T72">Property, the effect added</text:span></text:p>
      <text:p text:style-name="P133"/>
      <text:p text:style-name="P21">Duik.<text:span text:style-name="T77">utils.getPuppetPins(effects)</text:span></text:p>
      <text:p text:style-name="P134"/>
      <text:p text:style-name="P134"><text:tab/><text:span text:style-name="T113">Recursive method to find all puppet pins on a given layer, even if there is more than one puppet effect. You must provide the effects PropertyGroup of the layer.</text:span></text:p>
      <text:p text:style-name="P134"><text:tab/><text:span text:style-name="T113">Example : var pins = Duik.utils.getPuppetPins(app.project.activeItem.layer(1)(« Effects »);</text:span></text:p>
      <text:p text:style-name="P134"><text:tab/><text:tab/></text:p>
      <text:p text:style-name="P134"><text:tab/>parameters:</text:p>
      <text:p text:style-name="P134"/>
      <text:p text:style-name="P134"><text:tab/><text:tab/><text:span text:style-name="T113">effects</text:span> | <text:span text:style-name="T113">PropertyGroup, the effects group of a layer</text:span></text:p>
      <text:p text:style-name="P134"><text:tab/><text:tab/><text:tab/><text:tab/></text:p>
      <text:p text:style-name="P134"><text:tab/>returns</text:p>
      <text:p text:style-name="P134"/>
      <text:p text:style-name="P134"><text:tab/><text:tab/><text:span text:style-name="T113">Array of Property, the puppet pins</text:span></text:p>
      <text:p text:style-name="P134"/>
      <text:p text:style-name="P22">Duik.<text:span text:style-name="T77">utils.getDistance(layer1,layer2)</text:span></text:p>
      <text:p text:style-name="P134"/>
      <text:p text:style-name="P134"><text:tab/><text:span text:style-name="T114">Measures distance between two layers, in pixels.</text:span></text:p>
      <text:p text:style-name="P134"><text:tab/><text:tab/></text:p>
      <text:p text:style-name="P134"><text:tab/>parameters:</text:p>
      <text:p text:style-name="P134"/>
      <text:p text:style-name="P134"><text:tab/><text:tab/><text:span text:style-name="T77">layer1</text:span> | <text:span text:style-name="T77">AVLayer</text:span></text:p>
      <text:p text:style-name="P135"><text:tab/><text:tab/><text:span text:style-name="T77">layer2</text:span> | <text:span text:style-name="T77">AVLayer</text:span></text:p>
      <text:p text:style-name="P134"><text:tab/><text:tab/><text:tab/><text:tab/></text:p>
      <text:p text:style-name="P134"><text:tab/>returns</text:p>
      <text:p text:style-name="P134"/>
      <text:p text:style-name="P134"><text:tab/><text:tab/><text:span text:style-name="T115">integer, distance in pixels</text:span></text:p>
      <text:p text:style-name="P134"/>
      <text:p text:style-name="P23">Duik.<text:span text:style-name="T77">utils.rigProperty(layer, prop, pseudoEffect)</text:span></text:p>
      <text:p text:style-name="P136"/>
      <text:p text:style-name="P136"><text:tab/><text:span text:style-name="T119">Performs some checks on the property and adds a pseudo effect on the layer.</text:span></text:p>
      <text:p text:style-name="P169"><text:tab/>The AFX preset file of the pseudo effect must be located in the same folder as libDuik.jsxinc and called « Duik_ » + pseudoEffectName + « .ffx ».</text:p>
      <text:p text:style-name="P137"><text:tab/><text:span text:style-name="T120">In the preset, the effect must be called pseudoEffectName.</text:span></text:p>
      <text:p text:style-name="P136"><text:tab/><text:tab/></text:p>
      <text:p text:style-name="P136"><text:soft-page-break/><text:tab/>parameters:</text:p>
      <text:p text:style-name="P136"/>
      <text:p text:style-name="P136"><text:tab/><text:tab/><text:span text:style-name="T77">layer</text:span> | <text:span text:style-name="T77">AVLayer</text:span></text:p>
      <text:p text:style-name="P136"><text:tab/><text:tab/><text:span text:style-name="T119">prop</text:span> | <text:span text:style-name="T119">Property</text:span></text:p>
      <text:p text:style-name="P136"><text:tab/><text:tab/><text:span text:style-name="T119">pseudoEffect | file name of the pseudo effect</text:span></text:p>
      <text:p text:style-name="P136"><text:tab/><text:tab/><text:tab/><text:tab/></text:p>
      <text:p text:style-name="P136"><text:tab/>returns</text:p>
      <text:p text:style-name="P136"/>
      <text:p text:style-name="P136"><text:tab/><text:tab/><text:span text:style-name="T119">PropertyGroup, the effect added</text:span></text:p>
      <text:p text:style-name="P136"/>
      <text:p text:style-name="P24">Duik.<text:span text:style-name="T77">utils.deselectLayers()</text:span></text:p>
      <text:p text:style-name="P138"/>
      <text:p text:style-name="P138"><text:tab/><text:span text:style-name="T128">Deselects all layers</text:span></text:p>
      <text:p text:style-name="P138"><text:tab/><text:tab/><text:tab/><text:tab/><text:tab/></text:p>
      <text:p text:style-name="P138"><text:tab/>returns</text:p>
      <text:p text:style-name="P138"/>
      <text:p text:style-name="P138"><text:tab/><text:tab/><text:span text:style-name="T128">void</text:span></text:p>
      <text:p text:style-name="P138"/>
      <text:p text:style-name="P25">Duik.<text:span text:style-name="T77">utils.checkNames(comp)</text:span></text:p>
      <text:p text:style-name="P139"/>
      <text:p text:style-name="P139"><text:tab/><text:span text:style-name="T17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139"/>
      <text:p text:style-name="P139"><text:tab/>parameters:</text:p>
      <text:p text:style-name="P139"/>
      <text:p text:style-name="P139"><text:tab/><text:tab/><text:span text:style-name="T178">comp</text:span> | <text:span text:style-name="T178">CompItem where are the layers which must be checked. Default: app.project.activeItem</text:span></text:p>
      <text:p text:style-name="P139"><text:tab/><text:tab/><text:tab/><text:tab/><text:tab/></text:p>
      <text:p text:style-name="P139"><text:tab/>returns</text:p>
      <text:p text:style-name="P139"/>
      <text:p text:style-name="P139"><text:tab/><text:tab/><text:span text:style-name="T177">true if any layer was renamed, false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04T19:57:33.474000000</dc:date>
    <meta:editing-duration>PT11H1M13S</meta:editing-duration>
    <meta:editing-cycles>315</meta:editing-cycles>
    <meta:document-statistic meta:table-count="8" meta:image-count="0" meta:object-count="0" meta:page-count="20" meta:paragraph-count="671" meta:word-count="3099" meta:character-count="22456" meta:non-whitespace-character-count="19448"/>
  </office:meta>
</office:document-meta>
</file>